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text-properties officeooo:paragraph-rsid="0021a536"/>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text-properties officeooo:paragraph-rsid="00243221"/>
    </style:style>
    <style:style style:name="P24" style:family="paragraph" style:parent-style-name="Code">
      <style:text-properties officeooo:paragraph-rsid="0026d6a9"/>
    </style:style>
    <style:style style:name="P25" style:family="paragraph" style:parent-style-name="Code">
      <style:text-properties officeooo:paragraph-rsid="002880b4"/>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de">
      <style:paragraph-properties fo:break-before="page"/>
    </style:style>
    <style:style style:name="P28" style:family="paragraph" style:parent-style-name="List">
      <style:paragraph-properties fo:margin-left="2.32cm" fo:margin-right="0cm" fo:text-indent="0cm" style:auto-text-indent="false"/>
    </style:style>
    <style:style style:name="P29" style:family="paragraph" style:parent-style-name="List">
      <style:paragraph-properties fo:margin-left="2.351cm" fo:margin-right="0cm" fo:text-indent="0cm" style:auto-text-indent="false"/>
    </style:style>
    <style:style style:name="P30" style:family="paragraph" style:parent-style-name="Table_20_Contents">
      <style:text-properties fo:font-size="10pt" style:letter-kerning="false"/>
    </style:style>
    <style:style style:name="P31" style:family="paragraph" style:parent-style-name="Table_20_Contents">
      <style:paragraph-properties fo:text-align="end" style:justify-single-word="false"/>
      <style:text-properties fo:font-size="10pt" style:letter-kerning="false"/>
    </style:style>
    <style:style style:name="P32" style:family="paragraph" style:parent-style-name="Table_20_Contents">
      <style:paragraph-properties fo:keep-together="always"/>
      <style:text-properties fo:font-size="10pt" style:letter-kerning="false"/>
    </style:style>
    <style:style style:name="P33" style:family="paragraph" style:parent-style-name="Table_20_Contents">
      <style:paragraph-properties fo:text-align="center" style:justify-single-word="false"/>
      <style:text-properties fo:color="#ffffff"/>
    </style:style>
    <style:style style:name="P34" style:family="paragraph" style:parent-style-name="Table_20_Contents">
      <style:paragraph-properties fo:text-align="center" style:justify-single-word="false"/>
      <style:text-properties fo:color="#ffffff" fo:font-size="10pt" style:letter-kerning="false"/>
    </style:style>
    <style:style style:name="P35" style:family="paragraph" style:parent-style-name="Table_20_Contents">
      <style:paragraph-properties fo:text-align="center" style:justify-single-word="false"/>
      <style:text-properties fo:color="#ffffff" style:text-line-through-style="none"/>
    </style:style>
    <style:style style:name="P36" style:family="paragraph" style:parent-style-name="Table_20_Contents">
      <style:text-properties style:font-name="Monaco1" fo:font-size="9pt" style:font-size-asian="9pt" style:font-size-complex="9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text-line-through-style="none"/>
    </style:style>
    <style:style style:name="P42" style:family="paragraph" style:parent-style-name="Table_20_Contents">
      <style:text-properties fo:font-size="9.5pt" style:font-size-asian="9.5pt" style:font-size-complex="9.5pt"/>
    </style:style>
    <style:style style:name="P43" style:family="paragraph" style:parent-style-name="Table_20_Contents">
      <style:paragraph-properties fo:keep-together="always"/>
    </style:style>
    <style:style style:name="P44" style:family="paragraph" style:parent-style-name="Table_20_Contents">
      <style:text-properties officeooo:paragraph-rsid="0023ffb1"/>
    </style:style>
    <style:style style:name="P45" style:family="paragraph" style:parent-style-name="Table_20_Contents">
      <style:text-properties officeooo:rsid="0023ffb1" officeooo:paragraph-rsid="0023ffb1"/>
    </style:style>
    <style:style style:name="P46" style:family="paragraph" style:parent-style-name="Table_20_Contents">
      <style:paragraph-properties fo:margin-left="0.415cm" fo:margin-right="0.011cm" fo:text-indent="0cm" style:auto-text-indent="false">
        <style:tab-stops/>
      </style:paragraph-properties>
    </style:style>
    <style:style style:name="P47" style:family="paragraph" style:parent-style-name="Table_20_Contents">
      <style:paragraph-properties fo:text-align="center" style:justify-single-word="false" fo:background-color="transparent">
        <style:background-image/>
      </style:paragraph-properties>
      <style:text-properties fo:color="#ffffff"/>
    </style:style>
    <style:style style:name="P48" style:family="paragraph" style:parent-style-name="Table_20_Contents">
      <style:paragraph-properties fo:background-color="transparent">
        <style:background-image/>
      </style:paragraph-properties>
      <style:text-properties fo:font-size="10pt" officeooo:rsid="002a22f6" officeooo:paragraph-rsid="002a22f6" style:letter-kerning="false"/>
    </style:style>
    <style:style style:name="P49" style:family="paragraph" style:parent-style-name="Table_20_Contents">
      <style:paragraph-properties fo:background-color="transparent">
        <style:background-image/>
      </style:paragraph-properties>
      <style:text-properties fo:font-size="10pt" officeooo:rsid="002a22f6" officeooo:paragraph-rsid="002b7dcd" style:letter-kerning="false"/>
    </style:style>
    <style:style style:name="P50" style:family="paragraph" style:parent-style-name="Table_20_Contents">
      <style:paragraph-properties fo:keep-together="always" fo:background-color="transparent">
        <style:background-image/>
      </style:paragraph-properties>
      <style:text-properties fo:font-size="10pt" officeooo:rsid="002b7dcd" officeooo:paragraph-rsid="002b7dcd" style:letter-kerning="false"/>
    </style:style>
    <style:style style:name="P51" style:family="paragraph" style:parent-style-name="Table_20_Contents">
      <style:paragraph-properties fo:background-color="transparent">
        <style:background-image/>
      </style:paragraph-properties>
      <style:text-properties fo:font-size="10pt" officeooo:rsid="002b7dcd" officeooo:paragraph-rsid="002b7dcd" style:letter-kerning="false"/>
    </style:style>
    <style:style style:name="P52" style:family="paragraph" style:parent-style-name="Table_20_Contents">
      <style:paragraph-properties fo:margin-left="0.37cm" fo:margin-right="0cm" fo:text-indent="0cm" style:auto-text-indent="false">
        <style:tab-stops/>
      </style:paragraph-properties>
    </style:style>
    <style:style style:name="P5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5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5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7" style:family="paragraph" style:parent-style-name="Subtitle">
      <style:paragraph-properties fo:padding="0.074cm" fo:border-left="none" fo:border-right="none" fo:border-top="none" fo:border-bottom="0.99pt solid #000000" style:join-border="false"/>
      <style:text-properties style:font-name="Optima1"/>
    </style:style>
    <style:style style:name="P58" style:family="paragraph" style:parent-style-name="Standard" style:master-page-name="">
      <style:paragraph-properties style:page-number="auto">
        <style:tab-stops/>
      </style:paragraph-properties>
    </style:style>
    <style:style style:name="P59" style:family="paragraph" style:parent-style-name="Table_20_Title">
      <style:text-properties officeooo:rsid="002a22f6" officeooo:paragraph-rsid="002a22f6"/>
    </style:style>
    <style:style style:name="P60" style:family="paragraph" style:parent-style-name="Heading_20_2" style:list-style-name="">
      <style:paragraph-properties fo:keep-together="always"/>
    </style:style>
    <style:style style:name="P61" style:family="paragraph" style:parent-style-name="Heading_20_2">
      <style:paragraph-properties fo:break-before="page"/>
    </style:style>
    <style:style style:name="P62" style:family="paragraph" style:parent-style-name="Heading_20_2">
      <style:paragraph-properties fo:margin-left="3cm" fo:margin-right="0cm" fo:text-indent="0cm" style:auto-text-indent="false"/>
    </style:style>
    <style:style style:name="P63" style:family="paragraph" style:parent-style-name="Contents_20_2">
      <style:paragraph-properties>
        <style:tab-stops>
          <style:tab-stop style:position="0cm"/>
        </style:tab-stops>
      </style:paragraph-properties>
    </style:style>
    <style:style style:name="P64" style:family="paragraph" style:parent-style-name="Heading_20_TOC" style:master-page-name="Index">
      <style:paragraph-properties style:page-number="1"/>
    </style:style>
    <style:style style:name="P65" style:family="paragraph" style:parent-style-name="Heading_20_1" style:master-page-name="Standard">
      <style:paragraph-properties style:page-number="auto"/>
    </style:style>
    <style:style style:name="P66" style:family="paragraph" style:parent-style-name="Heading_20_1">
      <style:paragraph-properties fo:break-before="page"/>
    </style:style>
    <style:style style:name="P67" style:family="paragraph" style:parent-style-name="Contents_20_1">
      <style:paragraph-properties>
        <style:tab-stops>
          <style:tab-stop style:position="0cm"/>
          <style:tab-stop style:position="3cm"/>
        </style:tab-stops>
      </style:paragraph-properties>
    </style:style>
    <style:style style:name="P68" style:family="paragraph" style:parent-style-name="Table_20_Contents" style:list-style-name="L2"/>
    <style:style style:name="P69" style:family="paragraph" style:parent-style-name="Table_20_Contents" style:list-style-name="L2">
      <style:paragraph-properties fo:keep-together="always"/>
    </style:style>
    <style:style style:name="P70" style:family="paragraph" style:parent-style-name="Table_20_Contents" style:list-style-name="L10">
      <style:paragraph-properties fo:keep-together="always"/>
    </style:style>
    <style:style style:name="P71" style:family="paragraph" style:parent-style-name="Table_20_Contents" style:list-style-name="L12">
      <style:paragraph-properties fo:keep-together="always"/>
    </style:style>
    <style:style style:name="P72" style:family="paragraph" style:parent-style-name="Table_20_Contents" style:list-style-name="L3"/>
    <style:style style:name="P73" style:family="paragraph" style:parent-style-name="Table_20_Contents" style:list-style-name="L4"/>
    <style:style style:name="P74" style:family="paragraph" style:parent-style-name="Table_20_Contents" style:list-style-name="L5"/>
    <style:style style:name="P75" style:family="paragraph" style:parent-style-name="Table_20_Contents" style:list-style-name="L6"/>
    <style:style style:name="P76" style:family="paragraph" style:parent-style-name="Table_20_Contents" style:list-style-name="L7"/>
    <style:style style:name="P77" style:family="paragraph" style:parent-style-name="Table_20_Contents" style:list-style-name="L8"/>
    <style:style style:name="P78" style:family="paragraph" style:parent-style-name="Table_20_Contents" style:list-style-name="L10"/>
    <style:style style:name="P79" style:family="paragraph" style:parent-style-name="Table_20_Contents" style:list-style-name="L10">
      <style:paragraph-properties fo:keep-together="always"/>
      <style:text-properties fo:font-size="10pt" style:letter-kerning="false"/>
    </style:style>
    <style:style style:name="P80" style:family="paragraph" style:parent-style-name="Table_20_Contents" style:list-style-name="L10">
      <style:text-properties fo:font-size="10pt" style:letter-kerning="false"/>
    </style:style>
    <style:style style:name="P81" style:family="paragraph" style:parent-style-name="Table_20_Contents" style:list-style-name="L12"/>
    <style:style style:name="P82" style:family="paragraph" style:parent-style-name="Table_20_Contents" style:list-style-name="L10">
      <style:text-properties fo:font-weight="normal" style:font-weight-asian="normal" style:font-weight-complex="normal"/>
    </style:style>
    <style:style style:name="P83" style:family="paragraph" style:parent-style-name="Table_20_Contents" style:list-style-name="L10">
      <style:paragraph-properties fo:margin-left="0.415cm" fo:margin-right="0.011cm" fo:text-indent="0cm" style:auto-text-indent="false"/>
    </style:style>
    <style:style style:name="P84" style:family="paragraph" style:parent-style-name="Table_20_Contents" style:list-style-name="L10">
      <style:paragraph-properties fo:margin-left="0.415cm" fo:margin-right="0.011cm" fo:text-indent="0cm" style:auto-text-indent="false">
        <style:tab-stops/>
      </style:paragraph-properties>
    </style:style>
    <style:style style:name="P85" style:family="paragraph" style:parent-style-name="Standard" style:master-page-name="Index">
      <style:paragraph-properties fo:margin-left="0cm" fo:margin-right="0cm" fo:text-indent="0cm" style:auto-text-indent="false" style:page-number="auto"/>
    </style:style>
    <style:style style:name="P86" style:family="paragraph" style:parent-style-name="Standard" style:master-page-name="Index">
      <style:paragraph-properties style:page-number="auto"/>
    </style:style>
    <style:style style:name="P87" style:family="paragraph" style:parent-style-name="Standard" style:list-style-name=""/>
    <style:style style:name="P88" style:family="paragraph" style:parent-style-name="List" style:list-style-name="L11"/>
    <style:style style:name="P89" style:family="paragraph" style:parent-style-name="List" style:list-style-name="L1">
      <style:paragraph-properties fo:margin-left="2.341cm" fo:margin-right="0cm" fo:text-indent="0cm" style:auto-text-indent="false"/>
    </style:style>
    <style:style style:name="P90" style:family="paragraph" style:parent-style-name="List" style:list-style-name="L9">
      <style:paragraph-properties fo:margin-left="2.341cm" fo:margin-right="0cm" fo:text-indent="0cm" style:auto-text-indent="false"/>
    </style:style>
    <style:style style:name="P91" style:family="paragraph" style:parent-style-name="List" style:list-style-name="L11">
      <style:paragraph-properties fo:margin-left="2.341cm" fo:margin-right="0cm" fo:text-indent="0cm" style:auto-text-indent="false"/>
    </style:style>
    <style:style style:name="P92"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07a6c" style:font-size-asian="9pt" style:font-size-complex="9pt"/>
    </style:style>
    <style:style style:name="T10"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1" style:family="text">
      <style:text-properties style:font-name="Monaco1" officeooo:rsid="0023ffb1"/>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line-through-style="none"/>
    </style:style>
    <style:style style:name="T17" style:family="text">
      <style:text-properties fo:font-size="10pt" style:letter-kerning="false"/>
    </style:style>
    <style:style style:name="T18" style:family="text">
      <style:text-properties style:font-name="Optima1" fo:font-size="10pt" style:font-size-asian="10pt" style:font-size-complex="10pt"/>
    </style:style>
    <style:style style:name="T19" style:family="text">
      <style:text-properties style:font-name="Optima1" fo:font-size="10pt" officeooo:rsid="0020f3ae"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2" fo:font-size="10pt" style:font-size-asian="10pt" style:font-size-complex="10pt"/>
    </style:style>
    <style:style style:name="T22" style:family="text">
      <style:text-properties style:letter-kerning="false"/>
    </style:style>
    <style:style style:name="T23" style:family="text">
      <style:text-properties style:text-position="super 58%"/>
    </style:style>
    <style:style style:name="T24" style:family="text">
      <style:text-properties officeooo:rsid="001edfa4"/>
    </style:style>
    <style:style style:name="T25" style:family="text">
      <style:text-properties officeooo:rsid="0020f3ae"/>
    </style:style>
    <style:style style:name="T26" style:family="text">
      <style:text-properties officeooo:rsid="0021a536"/>
    </style:style>
    <style:style style:name="T27" style:family="text">
      <style:text-properties officeooo:rsid="002262c3"/>
    </style:style>
    <style:style style:name="T28" style:family="text">
      <style:text-properties officeooo:rsid="0023ffb1"/>
    </style:style>
    <style:style style:name="T29" style:family="text">
      <style:text-properties officeooo:rsid="00243221"/>
    </style:style>
    <style:style style:name="T30" style:family="text">
      <style:text-properties officeooo:rsid="0025c60f"/>
    </style:style>
    <style:style style:name="T31" style:family="text">
      <style:text-properties officeooo:rsid="0025d51b"/>
    </style:style>
    <style:style style:name="T32" style:family="text">
      <style:text-properties officeooo:rsid="002a22f6"/>
    </style:style>
    <style:style style:name="T33" style:family="text">
      <style:text-properties officeooo:rsid="002b7dcd"/>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7"/>
      <text:p text:style-name="P56">version 2.0.<text:span text:style-name="T24">5</text:span></text:p>
      <text:p text:style-name="P57">Installation and Configuration Guide</text:p>
      <text:p text:style-name="P7"/>
      <text:p text:style-name="P86">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24">5</text:span> – <text:span text:style-name="T24">April</text:span> 2013</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6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7">Chapter 1<text:tab/>About this Guide <text:s text:c="2"/><text:tab/>3</text:p>
          <text:p text:style-name="P67">Chapter 2<text:tab/>Introduction <text:s text:c="2"/><text:tab/>4</text:p>
          <text:p text:style-name="P63">Architecture <text:s text:c="2"/><text:tab/>5</text:p>
          <text:p text:style-name="P67">Chapter 3<text:tab/>System Requirements <text:s text:c="2"/><text:tab/>6</text:p>
          <text:p text:style-name="P63">Assumptions <text:s text:c="2"/><text:tab/>6</text:p>
          <text:p text:style-name="P63">Minimum Hardware Requirements <text:s text:c="2"/><text:tab/>7</text:p>
          <text:p text:style-name="P63">Operating System Requirements <text:s text:c="2"/><text:tab/>8</text:p>
          <text:p text:style-name="P67">Chapter 4<text:tab/>Installation <text:s text:c="2"/><text:tab/>9</text:p>
          <text:p text:style-name="P63">Software Downloads <text:s text:c="2"/><text:tab/>9</text:p>
          <text:p text:style-name="P63">Software Installation <text:s text:c="2"/><text:tab/>9</text:p>
          <text:p text:style-name="P67">Chapter 5<text:tab/>Configuration <text:s text:c="2"/><text:tab/>10</text:p>
          <text:p text:style-name="P63">GNUstep Environment Overview <text:s text:c="2"/><text:tab/>10</text:p>
          <text:p text:style-name="P63">Preferences Hierarchy <text:s text:c="2"/><text:tab/>11</text:p>
          <text:p text:style-name="P63">General Preferences <text:s text:c="2"/><text:tab/>12</text:p>
          <text:p text:style-name="P63">Authentication using LDAP <text:s text:c="2"/><text:tab/>17</text:p>
          <text:p text:style-name="P63">LDAP Attributes Indexing <text:s text:c="2"/><text:tab/>22</text:p>
          <text:p text:style-name="P63">Authenticating using C.A.S. <text:s text:c="2"/><text:tab/>23</text:p>
          <text:p text:style-name="P63">Authenticating using SAML2 <text:s text:c="2"/><text:tab/>24</text:p>
          <text:p text:style-name="P63">Database Configuration <text:s text:c="2"/><text:tab/>24</text:p>
          <text:p text:style-name="P63">Authentication using SQL <text:s text:c="2"/><text:tab/>26</text:p>
          <text:p text:style-name="P63">SMTP Server Configuration <text:s text:c="2"/><text:tab/>28</text:p>
          <text:p text:style-name="P63">IMAP Server Configuration <text:s text:c="2"/><text:tab/>29</text:p>
          <text:p text:style-name="P63">Web Interface Configuration <text:s text:c="2"/><text:tab/>31</text:p>
          <text:p text:style-name="P63">SOGo Configuration Summary <text:s text:c="2"/><text:tab/>35</text:p>
          <text:p text:style-name="P63">Multi-domains Configuration <text:s text:c="2"/><text:tab/>36</text:p>
          <text:p text:style-name="P63">Apache Configuration <text:s text:c="2"/><text:tab/>39</text:p>
          <text:p text:style-name="P63">Starting Services <text:s text:c="2"/><text:tab/>39</text:p>
          <text:p text:style-name="P63"><text:soft-page-break/>Cronjob — EMail reminders <text:s text:c="2"/><text:tab/>40</text:p>
          <text:p text:style-name="P63">Cronjob — Vacation messages expiration <text:s text:c="2"/><text:tab/>40</text:p>
          <text:p text:style-name="P67">Chapter 6<text:tab/>Managing User Accounts <text:s text:c="2"/><text:tab/>41</text:p>
          <text:p text:style-name="P63">Creating the SOGo Administrative Account <text:s text:c="2"/><text:tab/>41</text:p>
          <text:p text:style-name="P63">Creating a User Account <text:s text:c="2"/><text:tab/>42</text:p>
          <text:p text:style-name="P67">Chapter 7<text:tab/>Funambol <text:s text:c="2"/><text:tab/>43</text:p>
          <text:p text:style-name="P67">Chapter 8<text:tab/>Using SOGo <text:s text:c="2"/><text:tab/>46</text:p>
          <text:p text:style-name="P63">SOGo Web Interface <text:s text:c="2"/><text:tab/>46</text:p>
          <text:p text:style-name="P63">Mozilla Thunderbird and Lightning <text:s text:c="2"/><text:tab/>46</text:p>
          <text:p text:style-name="P63">Apple iCal <text:s text:c="2"/><text:tab/>47</text:p>
          <text:p text:style-name="P63">Apple AddressBook <text:s text:c="2"/><text:tab/>47</text:p>
          <text:p text:style-name="P63">Funambol / Mobile Devices <text:s text:c="2"/><text:tab/>49</text:p>
          <text:p text:style-name="P67">Chapter 9<text:tab/>Upgrading <text:s text:c="2"/><text:tab/>50</text:p>
          <text:p text:style-name="P67">Chapter 10<text:tab/>Additional Information <text:s text:c="2"/><text:tab/>52</text:p>
          <text:p text:style-name="P67">Chapter 11<text:tab/>Commercial Support and Contact Information <text:s text:c="2"/><text:tab/>53</text:p>
        </text:index-body>
      </text:table-of-content>
      <text:p text:style-name="Standard"/>
      <text:h text:style-name="P65"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24">5</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1"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66" text:outline-level="1">System Requirements</text:h>
      <text:h text:style-name="Heading_20_2" text:outline-level="2">Assumptions</text:h>
      <text:p text:style-name="Standard">SOGo reuses many components in an infrastructure. Thus, it requires the following <text:s/>:</text:p>
      <text:list xml:id="list6834813331" text:style-name="L1">
        <text:list-header>
          <text:p text:style-name="P89">❏<text:tab/>Database server (MySQL, PostgreSQL or Oracle)</text:p>
          <text:p text:style-name="P92">❏<text:tab/>LDAP server (OpenLDAP, Novell eDirectory, Microsoft Active Directory and others) </text:p>
          <text:p text:style-name="P89">❏<text:tab/>SMTP server (Postfix, Sendmail and others)</text:p>
          <text:p text:style-name="P89">❏<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61"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031663601" text:style-name="L2">
              <text:list-item>
                <text:p text:style-name="P69"><text:s/>Intel, AMD, or PowerPC CPU 1 GHz</text:p>
              </text:list-item>
            </text:list>
            <text:list xml:id="list102433430" text:style-name="L2">
              <text:list-item>
                <text:p text:style-name="P68"><text:s/>512 MB of RAM (without Funambol, 1 GB RAM otherwise)</text:p>
              </text:list-item>
              <text:list-item>
                <text:p text:style-name="P68"><text:s/>1 GB of disk space</text:p>
              </text:list-item>
            </text:list>
            <text:p text:style-name="Table_20_Contents"/>
            <text:p text:style-name="Table_20_Contents">Production</text:p>
            <text:list xml:id="list1038103802" text:style-name="L3">
              <text:list-item>
                <text:p text:style-name="P72"><text:s/>Intel, AMD or PowerPC CPU 3 GHz</text:p>
              </text:list-item>
            </text:list>
            <text:list xml:id="list479412229" text:style-name="L3">
              <text:list-item>
                <text:p text:style-name="P72"><text:s/>2048 MB of RAM</text:p>
              </text:list-item>
            </text:list>
            <text:list xml:id="list1613892386" text:style-name="L3">
              <text:list-item>
                <text:p text:style-name="P7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904379659" text:style-name="L4">
              <text:list-item>
                <text:p text:style-name="P73"><text:s/>Intel, AMD, or PowerPC CPU 1.5 GHz</text:p>
              </text:list-item>
            </text:list>
            <text:list xml:id="list176431456" text:style-name="L4">
              <text:list-item>
                <text:p text:style-name="P73"><text:s/>1024x768 monitor resolution</text:p>
              </text:list-item>
            </text:list>
            <text:list xml:id="list1084879091" text:style-name="L4">
              <text:list-item>
                <text:p text:style-name="P73"><text:s/>512 MB of RAM</text:p>
              </text:list-item>
              <text:list-item>
                <text:p text:style-name="P73"><text:s/>128 Kbps or higher network connection</text:p>
              </text:list-item>
            </text:list>
            <text:p text:style-name="Table_20_Contents"/>
            <text:p text:style-name="Table_20_Contents">Microsoft Windows</text:p>
            <text:list xml:id="list1463581598" text:style-name="L5">
              <text:list-item>
                <text:p text:style-name="P74"><text:s/>Microsoft Windows XP SP2 or Vista</text:p>
              </text:list-item>
            </text:list>
            <text:p text:style-name="Table_20_Contents"/>
            <text:p text:style-name="Table_20_Contents">Apple Mac OS X</text:p>
            <text:list xml:id="list1789152521" text:style-name="L6">
              <text:list-item>
                <text:p text:style-name="P75"><text:s/>Apple Mac OS X 10.2 or later</text:p>
              </text:list-item>
            </text:list>
            <text:p text:style-name="Table_20_Contents"/>
            <text:p text:style-name="Table_20_Contents">Linux</text:p>
            <text:list xml:id="list1871322826" text:style-name="L7">
              <text:list-item>
                <text:p text:style-name="P7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075653940" text:style-name="L8">
              <text:list-item>
                <text:p text:style-name="P77"><text:s/>Palm OS based devices with Synthesis SyncML Client</text:p>
              </text:list-item>
              <text:list-item>
                <text:p text:style-name="P77"><text:s/>Research In Motion (RIM) BlackBerry devices with Funambol client</text:p>
              </text:list-item>
              <text:list-item>
                <text:p text:style-name="P77"><text:s/>Microsoft Windows Mobile PocketPC or SmartPhone with the Funambol client</text:p>
              </text:list-item>
            </text:list>
            <text:p text:style-name="Table_20_Contents"/>
            <text:list xml:id="list1867871215" text:continue-numbering="true" text:style-name="L8">
              <text:list-header>
                <text:p text:style-name="P77">Apple iPhone / iPod / iPad using Apple iOS 3.0 or later</text:p>
              </text:list-header>
            </text:list>
          </table:table-cell>
        </table:table-row>
      </table:table>
      <text:p text:style-name="Standard"/>
      <text:h text:style-name="P61" text:outline-level="2">Operating System Requirements</text:h>
      <text:p text:style-name="Standard">The following 32-bit and 64-bit operating systems are currently supported by SOGo :</text:p>
      <text:list xml:id="list294851738" text:style-name="L9">
        <text:list-header>
          <text:p text:style-name="P90">❏<text:tab/>Red Hat Enterprise Linux (RHEL) Server 5 and 6</text:p>
          <text:p text:style-name="P90">❏<text:tab/>Community ENTerprise Operating System (CentOS) 5 and 6</text:p>
          <text:p text:style-name="P90">❏<text:tab/>Debian GNU/Linux 5.0 (Lenny) <text:span text:style-name="T25">to</text:span> <text:span text:style-name="T25">7</text:span>.0 (<text:span text:style-name="T25">Wheezy</text:span>)</text:p>
          <text:p text:style-name="P90">❏<text:tab/>Ubuntu 8.10 (Intrepid) to 12.04 (Precise)</text:p>
          <text:p text:style-name="P90"/>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6" text:outline-level="1">Installation</text:h>
      <text:p text:style-name="Standard">This section will guide you through the installation of SOGo together with its dependencies. The steps described here apply to an RPM-based installation for a Red <text:span text:style-name="T25">H</text:span>at or CentOS distribution.</text:p>
      <text:h text:style-name="Heading_20_2" text:outline-level="2">Software Downloads</text:h>
      <text:p text:style-name="Standard">SOGo can be installed using the <text:span text:style-name="Code_20__28_inline_29_"><text:span text:style-name="T25">yum</text:span></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text:span text:style-name="T26">epoF</text:span>orge <text:span text:style-name="T26">(previously known as RPMforge)</text:span>. To add R<text:span text:style-name="T26">epoF</text:span>orge to your packages sources, download and install the appropriate RPM package from <text:a xlink:type="simple" xlink:href="http://packages.sw.be/rpmforge-release/">http://packages.sw.be/rpmforge-release/</text:a>. Also make sure you enabled the “rpmforge-extras” repository.</text:p>
      <text:p text:style-name="P16">For more information on using R<text:span text:style-name="T26">epoF</text:span>orge, visit <text:a xlink:type="simple" xlink:href="http://repoforge.org/use/"><text:span text:style-name="T26">http://repoforge.org/use/</text:span></text:a>.</text:p>
      <text:h text:style-name="Heading_20_2" text:outline-level="2">Software Installation</text:h>
      <text:p text:style-name="Standard">Once the <text:span text:style-name="T26">yum</text:span>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66"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text:span text:style-name="T26">In SOGo</text:span>, the user's applications settings <text:span text:style-name="T27">are stored </text:span>in <text:span text:style-name="Code_20__28_inline_29_">/</text:span><text:span text:style-name="Code_20__28_inline_29_"><text:span text:style-name="T26">etc/sogo/sogo.conf</text:span></text:span>.<text:span text:style-name="T3"> </text:span><text:s/>You can use your favourite text editor <text:span text:style-name="T27">to modify the file</text:span>.</text:p>
      <text:p text:style-name="Standard">The <text:span text:style-name="Code_20__28_inline_29_"><text:span text:style-name="T27">sogo.conf</text:span></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6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text:span text:style-name="T27">etc/sogo/sogo.conf</text:span></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7">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7">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7">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61" text:outline-level="2">General Preferences</text:h>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7">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3">S</text:p>
          </table:table-cell>
          <table:table-cell table:style-name="Table4.B38" office:value-type="string">
            <text:p text:style-name="Table_20_Contents">WOPort</text:p>
          </table:table-cell>
          <table:table-cell table:style-name="Table4.C3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3">S</text:p>
          </table:table-cell>
          <table:table-cell table:style-name="Table4.B38" office:value-type="string">
            <text:p text:style-name="Table_20_Contents">WOLogFile</text:p>
          </table:table-cell>
          <table:table-cell table:style-name="Table4.C3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3">S</text:p>
          </table:table-cell>
          <table:table-cell table:style-name="Table4.B38" office:value-type="string">
            <text:p text:style-name="Table_20_Contents">WOPidFile</text:p>
          </table:table-cell>
          <table:table-cell table:style-name="Table4.C3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3">S</text:p>
          </table:table-cell>
          <table:table-cell table:style-name="Table4.B38" office:value-type="string">
            <text:p text:style-name="Table_20_Contents">WOWatchDogRequestTimeout</text:p>
          </table:table-cell>
          <table:table-cell table:style-name="Table4.C3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3">S</text:p>
          </table:table-cell>
          <table:table-cell table:style-name="Table4.B38" office:value-type="string">
            <text:p text:style-name="Table_20_Contents">SxVMemLimit</text:p>
          </table:table-cell>
          <table:table-cell table:style-name="Table4.C38"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3">S</text:p>
          </table:table-cell>
          <table:table-cell table:style-name="Table4.B38" office:value-type="string">
            <text:p text:style-name="Table_20_Contents">SOGoMemcachedHost</text:p>
          </table:table-cell>
          <table:table-cell table:style-name="Table4.C3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3">S</text:p>
          </table:table-cell>
          <table:table-cell table:style-name="Table4.B38" office:value-type="string">
            <text:p text:style-name="Table_20_Contents">SOGoCacheCleanupInterval</text:p>
          </table:table-cell>
          <table:table-cell table:style-name="Table4.C3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3">S</text:p>
          </table:table-cell>
          <table:table-cell table:style-name="Table4.B9" office:value-type="string">
            <text:p text:style-name="Table_20_Contents">SOGoAuthenticationType</text:p>
          </table:table-cell>
          <table:table-cell table:style-name="Table4.C9"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3"/>
          </table:table-cell>
          <table:table-cell table:style-name="Table4.B10" office:value-type="string">
            <text:p text:style-name="P45">SOGoTrustProxyAuthentication</text:p>
          </table:table-cell>
          <table:table-cell table:style-name="Table4.C10" office:value-type="string">
            <text:p text:style-name="P44">Parameter <text:span text:style-name="T28">used to set whether </text:span><text:span text:style-name="T29">HTTP username should be trusted</text:span>.</text:p>
            <text:p text:style-name="P44">Defaults to <text:span text:style-name="Code_20__28_inline_29_"><text:span text:style-name="T11">NO</text:span></text:span> when unset.</text:p>
          </table:table-cell>
        </table:table-row>
        <table:table-row>
          <table:table-cell table:style-name="Table4.A2" office:value-type="string">
            <text:p text:style-name="P33"/>
          </table:table-cell>
          <table:table-cell table:style-name="Table4.B38" office:value-type="string">
            <text:p text:style-name="P45">SOGoEncryptionKey</text:p>
          </table:table-cell>
          <table:table-cell table:style-name="Table4.C38" office:value-type="string">
            <text:p text:style-name="P44"><text:span text:style-name="T28">Parameter used to define a key to encrypt the passwords of remote Web calendars when </text:span><text:span text:style-name="Emphasis"><text:span text:style-name="T28">SOGoTrustProxyAuthentication</text:span></text:span><text:span text:style-name="T28"> is enabled.</text:span></text:p>
          </table:table-cell>
        </table:table-row>
        <table:table-row>
          <table:table-cell table:style-name="Table4.A2" office:value-type="string">
            <text:p text:style-name="P33">S</text:p>
          </table:table-cell>
          <table:table-cell table:style-name="Table4.B38" office:value-type="string">
            <text:p text:style-name="Table_20_Contents">SOGoCASServiceURL</text:p>
          </table:table-cell>
          <table:table-cell table:style-name="Table4.C3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3">S</text:p>
          </table:table-cell>
          <table:table-cell table:style-name="Table4.B38" office:value-type="string">
            <text:p text:style-name="Table_20_Contents">SOGoAddressBookDAVAccessEnabled</text:p>
          </table:table-cell>
          <table:table-cell table:style-name="Table4.C38"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3">S</text:p>
          </table:table-cell>
          <table:table-cell table:style-name="Table4.B38" office:value-type="string">
            <text:p text:style-name="Table_20_Contents">SOGoCalendarDAVAccessEnabled</text:p>
          </table:table-cell>
          <table:table-cell table:style-name="Table4.C38"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3">S</text:p>
          </table:table-cell>
          <table:table-cell table:style-name="Table4.B38" office:value-type="string">
            <text:p text:style-name="Table_20_Contents">SOGoSAML2PrivateKeyLocation</text:p>
          </table:table-cell>
          <table:table-cell table:style-name="Table4.C38"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3">S</text:p>
          </table:table-cell>
          <table:table-cell table:style-name="Table4.B38" office:value-type="string">
            <text:p text:style-name="Table_20_Contents">SOGoSAML2CertiticateLocation</text:p>
          </table:table-cell>
          <table:table-cell table:style-name="Table4.C38"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3">S</text:p>
          </table:table-cell>
          <table:table-cell table:style-name="Table4.B38" office:value-type="string">
            <text:p text:style-name="Table_20_Contents">SOGoSAML2IdpMetadataLocation</text:p>
          </table:table-cell>
          <table:table-cell table:style-name="Table4.C38"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3">S</text:p>
          </table:table-cell>
          <table:table-cell table:style-name="Table4.B38" office:value-type="string">
            <text:p text:style-name="Table_20_Contents">SOGoSAML2IdpPublicKeyLocation</text:p>
          </table:table-cell>
          <table:table-cell table:style-name="Table4.C38"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3">S</text:p>
          </table:table-cell>
          <table:table-cell table:style-name="Table4.B38" office:value-type="string">
            <text:p text:style-name="Table_20_Contents">SOGoSAML2IdpCertificateLocation</text:p>
          </table:table-cell>
          <table:table-cell table:style-name="Table4.C38"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3">S</text:p>
          </table:table-cell>
          <table:table-cell table:style-name="Table4.B38" office:value-type="string">
            <text:p text:style-name="Table_20_Contents">SOGoSAML2LogoutEnabled</text:p>
          </table:table-cell>
          <table:table-cell table:style-name="Table4.C38"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3">D</text:p>
          </table:table-cell>
          <table:table-cell table:style-name="Table4.B38" office:value-type="string">
            <text:p text:style-name="Table_20_Contents">SOGoTimeZone</text:p>
          </table:table-cell>
          <table:table-cell table:style-name="Table4.C3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3">D</text:p>
          </table:table-cell>
          <table:table-cell table:style-name="Table4.B38" office:value-type="string">
            <text:p text:style-name="Table_20_Contents">SOGoMailDomain</text:p>
          </table:table-cell>
          <table:table-cell table:style-name="Table4.C38"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3">D</text:p>
          </table:table-cell>
          <table:table-cell table:style-name="Table4.B38" office:value-type="string">
            <text:p text:style-name="Table_20_Contents">SOGoAppointmentSendEMailNotifications</text:p>
          </table:table-cell>
          <table:table-cell table:style-name="Table4.C38" office:value-type="string">
            <text:p text:style-name="Table_20_Contents">Parameter used to set whether SOGo sends or not email notifications to meeting participants. Possible values are :</text:p>
            <text:list xml:id="list1979314610" text:style-name="L10">
              <text:list-header>
                <text:p text:style-name="P78">• YES – to send notifications</text:p>
                <text:p text:style-name="P78">• NO – to not send notifications</text:p>
                <text:p text:style-name="P78">Defaults to <text:span text:style-name="T7">NO</text:span> when unset.</text:p>
              </text:list-header>
            </text:list>
          </table:table-cell>
        </table:table-row>
        <table:table-row>
          <table:table-cell table:style-name="Table4.A2" office:value-type="string">
            <text:p text:style-name="P33">D</text:p>
          </table:table-cell>
          <table:table-cell table:style-name="Table4.B38" office:value-type="string">
            <text:p text:style-name="Table_20_Contents">SOGoFoldersSendEMailNotifications</text:p>
          </table:table-cell>
          <table:table-cell table:style-name="Table4.C3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3">D</text:p>
          </table:table-cell>
          <table:table-cell table:style-name="Table4.B38" office:value-type="string">
            <text:p text:style-name="Table_20_Contents">SOGoACLsSendEMailNotifications</text:p>
          </table:table-cell>
          <table:table-cell table:style-name="Table4.C3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3">D</text:p>
          </table:table-cell>
          <table:table-cell table:style-name="Table4.B38" office:value-type="string">
            <text:p text:style-name="Table_20_Contents">SOGoCalendarDefaultRoles</text:p>
          </table:table-cell>
          <table:table-cell table:style-name="Table4.C38"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1893551732" text:continue-numbering="true" text:style-name="L10">
              <text:list-header>
                <text:p text:style-name="P78">• Public</text:p>
                <text:p text:style-name="P78">• Confidential</text:p>
                <text:p text:style-name="P78">• Private</text:p>
                <text:p text:style-name="P78">And each string must end with one of those <text:soft-page-break/>values:</text:p>
                <text:p text:style-name="P78">• Viewer</text:p>
                <text:p text:style-name="P78">• DAndTViewer</text:p>
                <text:p text:style-name="P78">• Modifier</text:p>
                <text:p text:style-name="P78">• Responder</text:p>
                <text:p text:style-name="P78">The array can also contain one or many of the following strings:</text:p>
                <text:p text:style-name="P70">• Ob<text:span text:style-name="T17">jectCreator</text:span></text:p>
                <text:p text:style-name="P70"><text:span text:style-name="T17">•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8">and</text:span><text:span text:style-name="T8"> “ConfidentialD</text:span><text:span text:style-name="T9">A</text:span><text:span text:style-name="T8">ndTViewer”.</text:span></text:p>
          </table:table-cell>
        </table:table-row>
        <table:table-row>
          <table:table-cell table:style-name="Table4.A2" office:value-type="string">
            <text:p text:style-name="P33">D</text:p>
          </table:table-cell>
          <table:table-cell table:style-name="Table4.B38" office:value-type="string">
            <text:p text:style-name="Table_20_Contents">SOGoContactsDefaultRoles</text:p>
          </table:table-cell>
          <table:table-cell table:style-name="Table4.C38"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861787904" text:continue-numbering="true" text:style-name="L10">
              <text:list-header>
                <text:p text:style-name="P70">• Obje<text:span text:style-name="T17">ctViewer</text:span></text:p>
                <text:p text:style-name="P79">• ObjectEditor</text:p>
                <text:p text:style-name="P79">• ObjectCreator</text:p>
                <text:p text:style-name="P70"><text:span text:style-name="T17">•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3">D</text:p>
          </table:table-cell>
          <table:table-cell table:style-name="Table4.B38" office:value-type="string">
            <text:p text:style-name="Table_20_Contents">SOGoSuperUsernames</text:p>
          </table:table-cell>
          <table:table-cell table:style-name="Table4.C3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6"><text:span text:style-name="Code_20__28_inline_29_">SOGoSuperUsernames = (&lt;username1&gt;[, &lt;username2&gt;, ...]);</text:span></text:p>
          </table:table-cell>
        </table:table-row>
        <table:table-row>
          <table:table-cell table:style-name="Table4.A2" office:value-type="string">
            <text:p text:style-name="P33">U</text:p>
          </table:table-cell>
          <table:table-cell table:style-name="Table4.B38" office:value-type="string">
            <text:p text:style-name="Table_20_Contents">SOGoLanguage</text:p>
          </table:table-cell>
          <table:table-cell table:style-name="Table4.C38" office:value-type="string">
            <text:p text:style-name="Table_20_Contents">Parameter used to set the default language used in the Web interface for SOGo. Possible values are :</text:p>
            <text:list xml:id="list583075164" text:continue-numbering="true" text:style-name="L10">
              <text:list-header>
                <text:p text:style-name="P70">• Braz<text:span text:style-name="T17">ilianPortuguese</text:span></text:p>
                <text:p text:style-name="P79">• Czech</text:p>
                <text:p text:style-name="P79">• Dutch</text:p>
                <text:p text:style-name="P80">• English</text:p>
                <text:p text:style-name="P80">• French</text:p>
                <text:p text:style-name="P80">• German</text:p>
                <text:p text:style-name="P80">• Hungarian</text:p>
              </text:list-header>
            </text:list>
            <text:list xml:id="list638348276" text:style-name="L10">
              <text:list-header>
                <text:p text:style-name="P79">• Italian</text:p>
                <text:p text:style-name="P79">• Russian</text:p>
                <text:p text:style-name="P79">• Spanish</text:p>
                <text:p text:style-name="P79">• Swedish</text:p>
                <text:p text:style-name="P70"><text:soft-page-break/><text:span text:style-name="T17">• Wel</text:span>sh</text:p>
              </text:list-header>
            </text:list>
          </table:table-cell>
        </table:table-row>
        <table:table-row>
          <table:table-cell table:style-name="Table4.A2" office:value-type="string">
            <text:p text:style-name="P33">D</text:p>
          </table:table-cell>
          <table:table-cell table:style-name="Table4.B38" office:value-type="string">
            <text:p text:style-name="Table_20_Contents">SOGoNotifyOnPersonalModifications</text:p>
          </table:table-cell>
          <table:table-cell table:style-name="Table4.C38" office:value-type="string">
            <text:p text:style-name="Table_20_Contents">Parameter used to set whether SOGo sends or not email receipts when someone changes his/her own calendar. Possible values are :</text:p>
            <text:list xml:id="list1274393160" text:continue-list="list583075164" text:style-name="L10">
              <text:list-header>
                <text:p text:style-name="P78">• YES – to send notifications</text:p>
                <text:p text:style-name="P7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3">D</text:p>
          </table:table-cell>
          <table:table-cell table:style-name="Table4.B38" office:value-type="string">
            <text:p text:style-name="Table_20_Contents">SOGoNotifyOnExternalModifications</text:p>
          </table:table-cell>
          <table:table-cell table:style-name="Table4.C38" office:value-type="string">
            <text:p text:style-name="Table_20_Contents">Parameter used to set whether SOGo sends or not email receipts when a modification is being done to his/her own calendar by someone else. Possible values are :</text:p>
            <text:list xml:id="list221938015" text:continue-numbering="true" text:style-name="L10">
              <text:list-header>
                <text:p text:style-name="P78">• YES – to send notifications</text:p>
                <text:p text:style-name="P7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3">D</text:p>
          </table:table-cell>
          <table:table-cell table:style-name="Table4.B38" office:value-type="string">
            <text:p text:style-name="Table_20_Contents">SOGoLDAPContactInfoAttribute</text:p>
          </table:table-cell>
          <table:table-cell table:style-name="Table4.C3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3">D</text:p>
          </table:table-cell>
          <table:table-cell table:style-name="Table4.B38" office:value-type="string">
            <text:p text:style-name="Table_20_Contents">SOGoiPhoneForceAllDayTransparency</text:p>
          </table:table-cell>
          <table:table-cell table:style-name="Table4.C38" office:value-type="string">
            <text:p text:style-name="P37">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EnablePublicAccess</text:p>
          </table:table-cell>
          <table:table-cell table:style-name="Table4.C38" office:value-type="string">
            <text:p text:style-name="P37">Parameter used to allow or not your users to share publicly (ie., requiring not authentication) their calendars and address books.</text:p>
            <text:p text:style-name="P37">Possible values are :</text:p>
            <text:list xml:id="list431116339" text:continue-numbering="true" text:style-name="L10">
              <text:list-header>
                <text:p text:style-name="P78">• YES – to allow them</text:p>
                <text:p text:style-name="P78">• NO – to prevent them from doing so</text:p>
              </text:list-header>
            </text:list>
            <text:p text:style-name="P37">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PasswordChangeEnabled</text:p>
          </table:table-cell>
          <table:table-cell table:style-name="Table4.C38" office:value-type="string">
            <text:p text:style-name="P37">Parameter used to allow or not users to change their passwords from SOGo.</text:p>
            <text:p text:style-name="P37">Possible values are :</text:p>
            <text:list xml:id="list660477668" text:continue-numbering="true" text:style-name="L10">
              <text:list-header>
                <text:p text:style-name="P78">• YES – to allow them</text:p>
                <text:p text:style-name="P78">• NO – to prevent them from doing so</text:p>
              </text:list-header>
            </text:list>
            <text:p text:style-name="P37">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SupportedLanguages</text:p>
          </table:table-cell>
          <table:table-cell table:style-name="Table4.C38"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text:soft-page-break/>"BrazilianPortuguese", "Polish", "Russian", Ukrainian", "Swedish" )</text:p>
          </table:table-cell>
        </table:table-row>
        <table:table-row>
          <table:table-cell table:style-name="Table4.A2" office:value-type="string">
            <text:p text:style-name="P33">D</text:p>
          </table:table-cell>
          <table:table-cell table:style-name="Table4.B38" office:value-type="string">
            <text:p text:style-name="Table_20_Contents">SOGoHideSystemEMail</text:p>
          </table:table-cell>
          <table:table-cell table:style-name="Table4.C38"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7">Defaults to <text:span text:style-name="T7">NO</text:span> when unset.</text:p>
          </table:table-cell>
        </table:table-row>
        <table:table-row>
          <table:table-cell table:style-name="Table4.A2" office:value-type="string">
            <text:p text:style-name="P33">D</text:p>
          </table:table-cell>
          <table:table-cell table:style-name="Table4.B38" office:value-type="string">
            <text:p text:style-name="Table_20_Contents">SOGoSearchMinimumWordLength</text:p>
          </table:table-cell>
          <table:table-cell table:style-name="Table4.C38"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3">rd</text:span> typed character.</text:p>
          </table:table-cell>
        </table:table-row>
      </table:table>
      <text:p text:style-name="Standard"/>
      <text:h text:style-name="P62" text:outline-level="2">Authentication using LDAP</text:h>
      <text:p text:style-name="Standard">SOGo can use a LDAP server to authenticate users and, if desired, to provide global address books. SOGo can also use an SQL backend for this purpose (see the section <text:span text:style-name="T15">Authentication using SQL</text:span> later in this document). <text:span text:style-name="T29">Insert the following text into your configuration file</text:span> to configure an authentication and global address book using an LDAP directory server :</text:p>
      <text:p text:style-name="P23">SOGoUserSources <text:span text:style-name="T29">= </text:span>(</text:p>
      <text:p text:style-name="P23"><text:s text:c="4"/>{</text:p>
      <text:p text:style-name="P23"><text:s text:c="8"/><text:span text:style-name="T29">type = ldap;</text:span></text:p>
      <text:p text:style-name="P23"><text:s text:c="8"/>CNFieldName = cn;<text:line-break/> <text:s text:c="7"/>IDFieldName = uid;</text:p>
      <text:p text:style-name="P23"><text:s text:c="8"/>UIDFieldName = uid;</text:p>
      <text:p text:style-name="P23"><text:span text:style-name="T1"><text:s text:c="8"/>IMAPHostFiel</text:span>dName = mailHost;<text:line-break/> <text:s text:c="7"/>baseDN = "ou=users,dc=acme,dc=com";<text:line-break/> <text:s text:c="7"/>bindDN = "uid=sogo,ou=users,dc=acme,dc=com";<text:line-break/> <text:s text:c="7"/>bindPassword = qwerty;</text:p>
      <text:p text:style-name="P23"><text:s text:c="8"/>canAuthenticate = YES;</text:p>
      <text:p text:style-name="P23"><text:s text:c="8"/>displayName = "Shared Addresses";</text:p>
      <text:p text:style-name="P23"><text:s text:c="8"/>hostname = "<text:a xlink:type="simple" xlink:href="ldap://127.0.0.1:389">ldap://127.0.0.1:389</text:a>";</text:p>
      <text:p text:style-name="P23"><text:s text:c="8"/>id = public;<text:line-break/> <text:s text:c="7"/>isAddressBook = YES;</text:p>
      <text:p text:style-name="P23"><text:s text:c="4"/>}</text:p>
      <text:p text:style-name="P23">);</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P23"><text:s text:c="8"/>type = ldap;</text:p>
      <text:p text:style-name="P23"><text:s text:c="8"/>CNFieldName = cn;</text:p>
      <text:p text:style-name="P23"><text:s text:c="8"/>IDFieldName = cn;</text:p>
      <text:p text:style-name="P23"><text:s text:c="8"/>UIDFieldName = sAMAccountName;</text:p>
      <text:p text:style-name="P23"><text:s text:c="8"/>baseDN = "cn=Users,dc=acme,dc=com";</text:p>
      <text:p text:style-name="P23"><text:s text:c="8"/>bindDN = "cn=sogo,cn=Users,dc=acme,dc=com";</text:p>
      <text:p text:style-name="P23"><text:s text:c="8"/>bindFields = (sAMAccountName);</text:p>
      <text:p text:style-name="P23"><text:s text:c="8"/>bindPassword = qwerty;</text:p>
      <text:p text:style-name="P23"><text:s text:c="8"/>canAuthenticate = YES;</text:p>
      <text:p text:style-name="P23"><text:s text:c="8"/>displayName = "Active Directory";</text:p>
      <text:p text:style-name="P23"><text:s text:c="8"/>hostname = ldap://10.0.0.1:389;</text:p>
      <text:p text:style-name="P23"><text:s text:c="8"/>id = directory;</text:p>
      <text:p text:style-name="P23"><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8">❏<text:tab/>group</text:p>
      <text:p text:style-name="P28">❏<text:tab/>groupOfNames</text:p>
      <text:p text:style-name="P28">❏<text:tab/>groupOfUniqueNames</text:p>
      <text:p text:style-name="P28">❏<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P23"><text:s text:c="8"/><text:span text:style-name="T29">type = ldap;</text:span></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3">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3"/>
          </table:table-cell>
          <table:table-cell table:style-name="Table5.B2" office:value-type="string">
            <text:p text:style-name="P39">type</text:p>
          </table:table-cell>
          <table:table-cell table:style-name="Table5.B2" office:value-type="string">
            <text:p text:style-name="P52">the type of <text:span text:style-name="T17">this</text:span> user source, set to <text:span text:style-name="Code_20__28_inline_29_">ldap</text:span> for an LDAP source</text:p>
          </table:table-cell>
        </table:table-row>
        <table:table-row>
          <table:table-cell table:style-name="Table5.A2" office:value-type="string">
            <text:p text:style-name="P33"/>
          </table:table-cell>
          <table:table-cell table:style-name="Table5.B33" office:value-type="string">
            <text:p text:style-name="P39">id</text:p>
          </table:table-cell>
          <table:table-cell table:style-name="Table5.C33" office:value-type="string">
            <text:p text:style-name="P52">the identification name of the LDAP repository. This must be unique – even when using multiple domains.</text:p>
          </table:table-cell>
        </table:table-row>
        <table:table-row>
          <table:table-cell table:style-name="Table5.A2" office:value-type="string">
            <text:p text:style-name="P33"/>
          </table:table-cell>
          <table:table-cell table:style-name="Table5.B33" office:value-type="string">
            <text:p text:style-name="P39">CNFieldName</text:p>
          </table:table-cell>
          <table:table-cell table:style-name="Table5.C33" office:value-type="string">
            <text:p text:style-name="P52">the field that returns the complete name</text:p>
          </table:table-cell>
        </table:table-row>
        <table:table-row>
          <table:table-cell table:style-name="Table5.A2" office:value-type="string">
            <text:p text:style-name="P33"/>
          </table:table-cell>
          <table:table-cell table:style-name="Table5.B33" office:value-type="string">
            <text:p text:style-name="P39">IDFieldName</text:p>
          </table:table-cell>
          <table:table-cell table:style-name="Table5.C33" office:value-type="string">
            <text:p text:style-name="P52">the field that starts a user DN if bindFields is not used. <text:soft-page-break/>This field must be unique across the entire SOGo domain</text:p>
          </table:table-cell>
        </table:table-row>
        <table:table-row>
          <table:table-cell table:style-name="Table5.A2" office:value-type="string">
            <text:p text:style-name="P33"/>
          </table:table-cell>
          <table:table-cell table:style-name="Table5.B33" office:value-type="string">
            <text:p text:style-name="P39">UIDFieldName</text:p>
          </table:table-cell>
          <table:table-cell table:style-name="Table5.C33" office:value-type="string">
            <text:p text:style-name="P53">the field that returns the login name of a user. <text:line-break/>The returned value <text:span text:style-name="T14">must be unique across the whole SOGo installation</text:span><text:span text:style-name="T13"> since it is used to identify the user in the </text:span><text:span text:style-name="T10">folder_info</text:span><text:span text:style-name="T13"> database table.</text:span></text:p>
          </table:table-cell>
        </table:table-row>
        <table:table-row>
          <table:table-cell table:style-name="Table5.A2" office:value-type="string">
            <text:p text:style-name="P33"/>
          </table:table-cell>
          <table:table-cell table:style-name="Table5.B33" office:value-type="string">
            <text:p text:style-name="P39">MailFieldNames</text:p>
          </table:table-cell>
          <table:table-cell table:style-name="Table5.C33" office:value-type="string">
            <text:p text:style-name="P53">an array of fields that returns the user's email addresses (defaults to <text:span text:style-name="Code_20__28_inline_29_">mail</text:span> when unset)</text:p>
          </table:table-cell>
        </table:table-row>
        <table:table-row>
          <table:table-cell table:style-name="Table5.A2" office:value-type="string">
            <text:p text:style-name="P33"/>
          </table:table-cell>
          <table:table-cell table:style-name="Table5.B33" office:value-type="string">
            <text:p text:style-name="P39">SearchFieldNames</text:p>
          </table:table-cell>
          <table:table-cell table:style-name="Table5.C33" office:value-type="string">
            <text:p text:style-name="P53">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3"/>
          </table:table-cell>
          <table:table-cell table:style-name="Table5.B33" office:value-type="string">
            <text:p text:style-name="P39">IMAPHostFieldName (optional)</text:p>
          </table:table-cell>
          <table:table-cell table:style-name="Table5.C33" office:value-type="string">
            <text:p text:style-name="P53">the field that returns the IMAP hostname for the user</text:p>
          </table:table-cell>
        </table:table-row>
        <table:table-row>
          <table:table-cell table:style-name="Table5.A2" office:value-type="string">
            <text:p text:style-name="P33"/>
          </table:table-cell>
          <table:table-cell table:style-name="Table5.B33" office:value-type="string">
            <text:p text:style-name="P39">IMAPLoginFieldName (optional)</text:p>
          </table:table-cell>
          <table:table-cell table:style-name="Table5.C33" office:value-type="string">
            <text:p text:style-name="P53">the field that returns the IMAP login name for the user (defaults to the value of UIDFieldName when unset)</text:p>
          </table:table-cell>
        </table:table-row>
        <table:table-row>
          <table:table-cell table:style-name="Table5.A2" office:value-type="string">
            <text:p text:style-name="P33"/>
          </table:table-cell>
          <table:table-cell table:style-name="Table5.B33" office:value-type="string">
            <text:p text:style-name="P39">SieveHostFieldName (optional)</text:p>
          </table:table-cell>
          <table:table-cell table:style-name="Table5.C33" office:value-type="string">
            <text:p text:style-name="P53">the field that returns the Sieve hostname for the user</text:p>
          </table:table-cell>
        </table:table-row>
        <table:table-row>
          <table:table-cell table:style-name="Table5.A2" office:value-type="string">
            <text:p text:style-name="P33"/>
          </table:table-cell>
          <table:table-cell table:style-name="Table5.B33" office:value-type="string">
            <text:p text:style-name="P39">baseDN</text:p>
          </table:table-cell>
          <table:table-cell table:style-name="Table5.C33" office:value-type="string">
            <text:p text:style-name="P53">the base DN of your user entries</text:p>
          </table:table-cell>
        </table:table-row>
        <table:table-row>
          <table:table-cell table:style-name="Table5.A2" office:value-type="string">
            <text:p text:style-name="P33"/>
          </table:table-cell>
          <table:table-cell table:style-name="Table5.B33" office:value-type="string">
            <text:p text:style-name="P39">KindFieldName (optional)</text:p>
          </table:table-cell>
          <table:table-cell table:style-name="Table5.C33" office:value-type="string">
            <text:p text:style-name="P53">if set, SOGo will try to determine if the value of the field corresponds to either “group”, “location” or “thing”. If that's the case, SOGo will consider the returned entry to be a resource.</text:p>
            <text:p text:style-name="P53"/>
            <text:p text:style-name="P53">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3"/>
          </table:table-cell>
          <table:table-cell table:style-name="Table5.B33" office:value-type="string">
            <text:p text:style-name="P39">MultipleBookingsFieldName (optional)</text:p>
          </table:table-cell>
          <table:table-cell table:style-name="Table5.C33" office:value-type="string">
            <text:p text:style-name="P53">if set, SOGo will read the value of that field and prevent <text:s/>over-booking resources. If not set, 0 is considered, which means no limit.</text:p>
          </table:table-cell>
        </table:table-row>
        <table:table-row>
          <table:table-cell table:style-name="Table5.A2" office:value-type="string">
            <text:p text:style-name="P33"/>
          </table:table-cell>
          <table:table-cell table:style-name="Table5.B33" office:value-type="string">
            <text:p text:style-name="P39">filter (optional)</text:p>
          </table:table-cell>
          <table:table-cell table:style-name="Table5.C33" office:value-type="string">
            <text:p text:style-name="P53">the LDAP filter</text:p>
          </table:table-cell>
        </table:table-row>
        <table:table-row>
          <table:table-cell table:style-name="Table5.A2" office:value-type="string">
            <text:p text:style-name="P33"/>
          </table:table-cell>
          <table:table-cell table:style-name="Table5.B33" office:value-type="string">
            <text:p text:style-name="P39">scope (optional)</text:p>
          </table:table-cell>
          <table:table-cell table:style-name="Table5.C33" office:value-type="string">
            <text:p text:style-name="P53">either BASE, ONE or SUB</text:p>
          </table:table-cell>
        </table:table-row>
        <table:table-row>
          <table:table-cell table:style-name="Table5.A2" office:value-type="string">
            <text:p text:style-name="P33"/>
          </table:table-cell>
          <table:table-cell table:style-name="Table5.B33" office:value-type="string">
            <text:p text:style-name="P39">bindDN</text:p>
          </table:table-cell>
          <table:table-cell table:style-name="Table5.C33" office:value-type="string">
            <text:p text:style-name="P53">the DN of the login name to use for binding to your server</text:p>
          </table:table-cell>
        </table:table-row>
        <table:table-row>
          <table:table-cell table:style-name="Table5.A2" office:value-type="string">
            <text:p text:style-name="P33"/>
          </table:table-cell>
          <table:table-cell table:style-name="Table5.B33" office:value-type="string">
            <text:p text:style-name="P39">bindPassword</text:p>
          </table:table-cell>
          <table:table-cell table:style-name="Table5.C33" office:value-type="string">
            <text:p text:style-name="P53">its password</text:p>
          </table:table-cell>
        </table:table-row>
        <table:table-row>
          <table:table-cell table:style-name="Table5.A2" office:value-type="string">
            <text:p text:style-name="P33"/>
          </table:table-cell>
          <table:table-cell table:style-name="Table5.B33" office:value-type="string">
            <text:p text:style-name="P39">bindAsCurrentUser</text:p>
          </table:table-cell>
          <table:table-cell table:style-name="Table5.C33" office:value-type="string">
            <text:p text:style-name="P53">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3"/>
          </table:table-cell>
          <table:table-cell table:style-name="Table5.B33" office:value-type="string">
            <text:p text:style-name="P39">bindFields (optional)</text:p>
          </table:table-cell>
          <table:table-cell table:style-name="Table5.C33" office:value-type="string">
            <text:p text:style-name="P53">an array of fields to use when doing indirect binds</text:p>
          </table:table-cell>
        </table:table-row>
        <table:table-row>
          <table:table-cell table:style-name="Table5.A2" office:value-type="string">
            <text:p text:style-name="P33"/>
          </table:table-cell>
          <table:table-cell table:style-name="Table5.B33" office:value-type="string">
            <text:p text:style-name="P39">hostname</text:p>
          </table:table-cell>
          <table:table-cell table:style-name="Table5.C33" office:value-type="string">
            <text:p text:style-name="P53">a space-delimited list of LDAP URLs or LDAP hostnames.<text:line-break/>LDAP URLs are specified in RFC 4516 and have the following general format:</text:p>
            <text:p text:style-name="P55">scheme://host:port/DN?attributes?scope?filter?extensions</text:p>
            <text:p text:style-name="P53"><text:soft-page-break/>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3"/>
          </table:table-cell>
          <table:table-cell table:style-name="Table5.B33" office:value-type="string">
            <text:p text:style-name="P39">port(deprecated)</text:p>
          </table:table-cell>
          <table:table-cell table:style-name="Table5.C33" office:value-type="string">
            <text:p text:style-name="P53">port number of the LDAP server.</text:p>
            <text:p text:style-name="P53">A non-default port should be part of the ldap URL in the hostname parameter. </text:p>
          </table:table-cell>
        </table:table-row>
        <table:table-row>
          <table:table-cell table:style-name="Table5.A2" office:value-type="string">
            <text:p text:style-name="P33"/>
          </table:table-cell>
          <table:table-cell table:style-name="Table5.B33" office:value-type="string">
            <text:p text:style-name="P39">encryption (deprecated)</text:p>
          </table:table-cell>
          <table:table-cell table:style-name="Table5.C33" office:value-type="string">
            <text:p text:style-name="P53">either SSL or STARTTLS</text:p>
            <text:p text:style-name="P53">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3"/>
          </table:table-cell>
          <table:table-cell table:style-name="Table5.B33" office:value-type="string">
            <text:p text:style-name="P39">userPasswordAlgorithm</text:p>
          </table:table-cell>
          <table:table-cell table:style-name="Table5.C33" office:value-type="string">
            <text:p text:style-name="P52"><text:span text:style-name="T18">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9">e</text:span><text:span text:style-name="T18">nge-response mechanism), its <text:line-break/>just saving the intermediate MD5 context as Dovecot stores in its database.</text:span></text:p>
          </table:table-cell>
        </table:table-row>
        <table:table-row>
          <table:table-cell table:style-name="Table5.A2" office:value-type="string">
            <text:p text:style-name="P33"/>
          </table:table-cell>
          <table:table-cell table:style-name="Table5.B33" office:value-type="string">
            <text:p text:style-name="P39">canAuthenticate</text:p>
          </table:table-cell>
          <table:table-cell table:style-name="Table5.C33" office:value-type="string">
            <text:p text:style-name="P53">If set to YES, this LDAP source is used for authentication</text:p>
          </table:table-cell>
        </table:table-row>
        <table:table-row>
          <table:table-cell table:style-name="Table5.A2" office:value-type="string">
            <text:p text:style-name="P33"/>
          </table:table-cell>
          <table:table-cell table:style-name="Table5.B33" office:value-type="string">
            <text:p text:style-name="P39">passwordPolicy</text:p>
          </table:table-cell>
          <table:table-cell table:style-name="Table5.C33" office:value-type="string">
            <text:p text:style-name="P53">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3"/>
          </table:table-cell>
          <table:table-cell table:style-name="Table5.B33" office:value-type="string">
            <text:p text:style-name="P39">isAddressBook</text:p>
          </table:table-cell>
          <table:table-cell table:style-name="Table5.C33" office:value-type="string">
            <text:p text:style-name="P53">if set to YES, this LDAP source is used as a shared address book (with read-only access)</text:p>
          </table:table-cell>
        </table:table-row>
        <table:table-row>
          <table:table-cell table:style-name="Table5.A2" office:value-type="string">
            <text:p text:style-name="P33"/>
          </table:table-cell>
          <table:table-cell table:style-name="Table5.B33" office:value-type="string">
            <text:p text:style-name="P39">displayName (optional)</text:p>
          </table:table-cell>
          <table:table-cell table:style-name="Table5.C33" office:value-type="string">
            <text:p text:style-name="P53">if set as an address book, the human identification name of the LDAP repository</text:p>
          </table:table-cell>
        </table:table-row>
        <table:table-row>
          <table:table-cell table:style-name="Table5.A2" office:value-type="string">
            <text:p text:style-name="P33"/>
          </table:table-cell>
          <table:table-cell table:style-name="Table5.B33" office:value-type="string">
            <text:p text:style-name="P39">ModulesConstraints (optional)</text:p>
          </table:table-cell>
          <table:table-cell table:style-name="Table5.C33" office:value-type="string">
            <text:p text:style-name="P53">limits the access of any module through a constraint based on an LDAP attribute; must be a dictionary with keys <text:span text:style-name="Code_20__28_inline_29_">Mail</text:span>, and/or <text:span text:style-name="Code_20__28_inline_29_">Calendar</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5.A2" office:value-type="string">
            <text:p text:style-name="P33"/>
          </table:table-cell>
          <table:table-cell table:style-name="Table5.B33" office:value-type="string">
            <text:p text:style-name="P39">mapping</text:p>
          </table:table-cell>
          <table:table-cell table:style-name="Table5.C33" office:value-type="string">
            <text:p text:style-name="P53">a dictionary that maps contact fields, as defined by the inetOrgPerson and mozillaAbSchema schemas, to the <text:soft-page-break/>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3"/>
          </table:table-cell>
          <table:table-cell table:style-name="Table5.B33" office:value-type="string">
            <text:p text:style-name="P39">objectClasses</text:p>
          </table:table-cell>
          <table:table-cell table:style-name="Table5.C33" office:value-type="string">
            <text:p text:style-name="P53">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3"/>
          </table:table-cell>
          <table:table-cell table:style-name="Table5.B33" office:value-type="string">
            <text:p text:style-name="P39">modifiers</text:p>
          </table:table-cell>
          <table:table-cell table:style-name="Table5.C33" office:value-type="string">
            <text:p text:style-name="P53">a list (array) of usernames that are authorized to perform modifications to the address book defined by this LDAP source</text:p>
          </table:table-cell>
        </table:table-row>
        <table:table-row>
          <table:table-cell table:style-name="Table5.A2" office:value-type="string">
            <text:p text:style-name="P33"/>
          </table:table-cell>
          <table:table-cell table:style-name="Table5.B33" office:value-type="string">
            <text:p text:style-name="P39">abOU</text:p>
          </table:table-cell>
          <table:table-cell table:style-name="Table5.C33" office:value-type="string">
            <text:p text:style-name="P53">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7">used</text:span> to specify an attribute that should appear in autocompletion of the web interface.</text:p>
          </table:table-cell>
        </table:table-row>
        <table:table-row>
          <table:table-cell table:style-name="Table6.A2" office:value-type="string">
            <text:p text:style-name="P33">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3">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22402266" text:style-name="L11">
        <text:list-header>
          <text:p text:style-name="P91">❏<text:tab/>givenName</text:p>
          <text:p text:style-name="P91">❏<text:tab/>cn</text:p>
          <text:p text:style-name="P91">❏<text:tab/>mail</text:p>
          <text:p text:style-name="P91">❏<text:tab/>sn</text:p>
          <text:p text:style-name="P88"/>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ext:span text:style-name="T30">file (</text:span><text:span text:style-name="Code_20__28_inline_29_"><text:span text:style-name="T30">/etc/sogo/sogo.conf</text:span></text:span><text:span text:style-name="T30">) </text:span>to reflect your database settings :</text:p>
      <text:p text:style-name="Code"><text:soft-page-break/>SOGoProfileURL <text:span text:style-name="T30">=<text:line-break/> <text:s text:c="3"/>"</text:span>postgresql://sogo:sogo@localhost:5432/sogo/sogo_user_profile";</text:p>
      <text:p text:style-name="Code">OCSFolderInfoURL <text:span text:style-name="T30">=<text:line-break/> <text:s text:c="3"/>"</text:span>postgresql://sogo:<text:a xlink:type="simple" xlink:href="mailto:sogo@localhost">sogo@localhost</text:a>:5432/sogo/sogo_folder_info";</text:p>
      <text:p text:style-name="Code">OCSSessionsFolderURL <text:span text:style-name="T30">=<text:line-break/> <text:s text:c="3"/>"</text:span>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3">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3">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3">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8">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3">D</text:p>
          </table:table-cell>
          <table:table-cell table:style-name="Table7.B4" office:value-type="string">
            <text:p text:style-name="Table_20_Contents">OCSEMailAlarmsFolderURL</text:p>
          </table:table-cell>
          <table:table-cell table:style-name="Table7.C4" office:value-type="string">
            <text:p text:style-name="P3"><text:span text:style-name="T18">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oft-page-break/><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4">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4"/>
          </table:table-cell>
          <table:table-cell table:style-name="Table8.B7" office:value-type="string">
            <text:p text:style-name="P39">type</text:p>
          </table:table-cell>
          <table:table-cell table:style-name="Table8.C7" office:value-type="string">
            <text:p text:style-name="P52">the type of <text:span text:style-name="T17">this</text:span> user source, set to <text:span text:style-name="Code_20__28_inline_29_">sql</text:span> for a SQL source</text:p>
          </table:table-cell>
        </table:table-row>
        <table:table-row table:style-name="Table8.1">
          <table:table-cell table:style-name="Table8.A2" office:value-type="string">
            <text:p text:style-name="P34"/>
          </table:table-cell>
          <table:table-cell table:style-name="Table8.B7" office:value-type="string">
            <text:p text:style-name="P39">id</text:p>
          </table:table-cell>
          <table:table-cell table:style-name="Table8.C7" office:value-type="string">
            <text:p text:style-name="P52">the identification name of the SQL repository. This must be unique – even when using multiple domains.</text:p>
          </table:table-cell>
        </table:table-row>
        <table:table-row table:style-name="Table8.1">
          <table:table-cell table:style-name="Table8.A2" office:value-type="string">
            <text:p text:style-name="P34"/>
          </table:table-cell>
          <table:table-cell table:style-name="Table8.B7" office:value-type="string">
            <text:p text:style-name="P39">viewURL</text:p>
          </table:table-cell>
          <table:table-cell table:style-name="Table8.C7" office:value-type="string">
            <text:p text:style-name="P46">database URL of the view used by SOGo. The view expects columns to be present. Required columns are :</text:p>
            <text:list xml:id="list803187806" text:continue-list="list660477668" text:style-name="L10">
              <text:list-header>
                <text:p text:style-name="P83">• <text:span text:style-name="T8">c_uid</text:span> : will be used for authentication – it's a username or username@domain.tld</text:p>
                <text:p text:style-name="P83">• <text:span text:style-name="T8">c_name</text:span> : will be used to uniquely identify entries – which can be identical to c_uid </text:p>
                <text:p text:style-name="P83">• <text:span text:style-name="T8">c_password</text:span> : password of the user, plain text, crypt, md5 or sha encoded </text:p>
                <text:p text:style-name="P83">• <text:span text:style-name="T8">c_cn</text:span> : the user's common name</text:p>
                <text:p text:style-name="P83">• <text:span text:style-name="T8">mail</text:span> : the user's email address</text:p>
                <text:p text:style-name="P84">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4"/>
          </table:table-cell>
          <table:table-cell table:style-name="Table8.B7" office:value-type="string">
            <text:p text:style-name="P39">userPasswordAlgorithm</text:p>
          </table:table-cell>
          <table:table-cell table:style-name="Table8.C7" office:value-type="string">
            <text:p text:style-name="P52"><text:span text:style-name="T18">The default algorithm used for password encryption when </text:span><text:soft-page-break/><text:span text:style-name="T18">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8">. <text:line-break/>If no scheme is given, userPasswordAlgorithm is used instead. The schemes listed above follow the algorithms <text:line-break/>described in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9">e</text:span><text:span text:style-name="T18">nge-response mechanism), its <text:line-break/>just saving the intermediate MD5 context as Dovecot stores in its database. </text:span></text:p>
          </table:table-cell>
        </table:table-row>
        <table:table-row table:style-name="Table8.1">
          <table:table-cell table:style-name="Table8.A2" office:value-type="string">
            <text:p text:style-name="P34"/>
          </table:table-cell>
          <table:table-cell table:style-name="Table8.B7" office:value-type="string">
            <text:p text:style-name="P39">prependPasswordScheme </text:p>
          </table:table-cell>
          <table:table-cell table:style-name="Table8.C7" office:value-type="string">
            <text:p text:style-name="P52">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4"/>
          </table:table-cell>
          <table:table-cell table:style-name="Table8.B7" office:value-type="string">
            <text:p text:style-name="P39">canAuthenticate</text:p>
          </table:table-cell>
          <table:table-cell table:style-name="Table8.C7" office:value-type="string">
            <text:p text:style-name="P53">if set to <text:span text:style-name="Code_20__28_inline_29_">YES</text:span>, this SQL source is used for authentication</text:p>
          </table:table-cell>
        </table:table-row>
        <table:table-row table:style-name="Table8.1">
          <table:table-cell table:style-name="Table8.A8" office:value-type="string">
            <text:p text:style-name="P34"/>
          </table:table-cell>
          <table:table-cell table:style-name="Table8.B8" office:value-type="string">
            <text:p text:style-name="P31">isAddressBook</text:p>
          </table:table-cell>
          <table:table-cell table:style-name="Table8.B8" office:value-type="string">
            <text:p text:style-name="P54">if set to YES, this SQL source is used as a shared address book (with read-only access)</text:p>
          </table:table-cell>
        </table:table-row>
        <table:table-row table:style-name="Table8.1">
          <table:table-cell table:style-name="Table8.A8" office:value-type="string">
            <text:p text:style-name="P34"/>
          </table:table-cell>
          <table:table-cell table:style-name="Table8.B8" office:value-type="string">
            <text:p text:style-name="P31">authenticationFilter (optional)</text:p>
          </table:table-cell>
          <table:table-cell table:style-name="Table8.B8" office:value-type="string">
            <text:p text:style-name="P54">a filter that limits which users can authenticate from this source</text:p>
          </table:table-cell>
        </table:table-row>
        <table:table-row table:style-name="Table8.1">
          <table:table-cell table:style-name="Table8.A18" office:value-type="string">
            <text:p text:style-name="P33"/>
          </table:table-cell>
          <table:table-cell table:style-name="Table8.B8" office:value-type="string">
            <text:p text:style-name="P31">displayName (optional)</text:p>
          </table:table-cell>
          <table:table-cell table:style-name="Table8.B8" office:value-type="string">
            <text:p text:style-name="P54">if set as an address book, the human identification name of the SQL repository</text:p>
          </table:table-cell>
        </table:table-row>
        <table:table-row table:style-name="Table8.1">
          <table:table-cell table:style-name="Table8.A18" office:value-type="string">
            <text:p text:style-name="P34"/>
          </table:table-cell>
          <table:table-cell table:style-name="Table8.B8" office:value-type="string">
            <text:p text:style-name="P31">LoginFieldNames (optional)</text:p>
          </table:table-cell>
          <table:table-cell table:style-name="Table8.B8" office:value-type="string">
            <text:p text:style-name="P54">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3"/>
          </table:table-cell>
          <table:table-cell table:style-name="Table8.B8" office:value-type="string">
            <text:p text:style-name="P31">MailFieldNames (optional)</text:p>
          </table:table-cell>
          <table:table-cell table:style-name="Table8.B8" office:value-type="string">
            <text:p text:style-name="P54">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3"/>
          </table:table-cell>
          <table:table-cell table:style-name="Table8.B8" office:value-type="string">
            <text:p text:style-name="P31">IMAPHostFieldName (optional)</text:p>
          </table:table-cell>
          <table:table-cell table:style-name="Table8.B8" office:value-type="string">
            <text:p text:style-name="P54">the field that returns the IMAP hostname for the user</text:p>
          </table:table-cell>
        </table:table-row>
        <table:table-row table:style-name="Table8.1">
          <table:table-cell table:style-name="Table8.A18" office:value-type="string">
            <text:p text:style-name="P33"/>
          </table:table-cell>
          <table:table-cell table:style-name="Table8.B8" office:value-type="string">
            <text:p text:style-name="P39">IMAPLoginFieldName (optional)</text:p>
          </table:table-cell>
          <table:table-cell table:style-name="Table8.B8" office:value-type="string">
            <text:p text:style-name="P53">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3"/>
          </table:table-cell>
          <table:table-cell table:style-name="Table8.B8" office:value-type="string">
            <text:p text:style-name="P39">SieveHostFieldName (optional)</text:p>
          </table:table-cell>
          <table:table-cell table:style-name="Table8.B8" office:value-type="string">
            <text:p text:style-name="P53">the field that returns the Sieve hostname for the user</text:p>
          </table:table-cell>
        </table:table-row>
        <table:table-row table:style-name="Table8.1">
          <table:table-cell table:style-name="Table8.A18" office:value-type="string">
            <text:p text:style-name="P33"/>
          </table:table-cell>
          <table:table-cell table:style-name="Table8.B8" office:value-type="string">
            <text:p text:style-name="P39">KindFieldName (optional)</text:p>
          </table:table-cell>
          <table:table-cell table:style-name="Table8.B8" office:value-type="string">
            <text:p text:style-name="P53">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3"/>
          </table:table-cell>
          <table:table-cell table:style-name="Table8.B8" office:value-type="string">
            <text:p text:style-name="P39">MultipleBookingsFieldName (optional)</text:p>
          </table:table-cell>
          <table:table-cell table:style-name="Table8.B8" office:value-type="string">
            <text:p text:style-name="P53">if set, SOGo will read the value of that field and prevent <text:s/>over-booking resources. If not set, 0 is considered, which <text:soft-page-break/>means no limit.</text:p>
          </table:table-cell>
        </table:table-row>
        <table:table-row table:style-name="Table8.1">
          <table:table-cell table:style-name="Table8.A18" office:value-type="string">
            <text:p text:style-name="P33"/>
          </table:table-cell>
          <table:table-cell table:style-name="Table8.B8" office:value-type="string">
            <text:p text:style-name="P39">DomainFieldName (optional)</text:p>
          </table:table-cell>
          <table:table-cell table:style-name="Table8.B8" office:value-type="string">
            <text:p text:style-name="P53">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9"><text:bookmark text:name="bugnotes"/><text:span text:style-name="T8">❏<text:tab/>c_uid</text:span> - will be used for authentication – <text:s/>it's the username or <text:a xlink:type="simple" xlink:href="mailto:username@domain.tld">username@domain.tld</text:a>)</text:p>
      <text:p text:style-name="P29"><text:span text:style-name="T8">❏<text:tab/>c_name</text:span> - which can be identical to c_uid – <text:s/>will be used to uniquely identify entries</text:p>
      <text:p text:style-name="P29"><text:span text:style-name="T8">❏<text:tab/>c_password</text:span> – password of the user, plain-text, md5 or sha encoded for now</text:p>
      <text:p text:style-name="P29"><text:span text:style-name="T8">❏<text:tab/>c_cn</text:span> - the user's common name – such as “John Doe”</text:p>
      <text:p text:style-name="P29"><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text:p>
      <text:p text:style-name="Standard">The following table describes the <text:span text:style-name="T30">related </text:span>parameters.</text:p>
      <table:table table:name="Table9" table:style-name="Table9">
        <table:table-column table:style-name="Table9.A"/>
        <table:table-column table:style-name="Table9.B"/>
        <table:table-column table:style-name="Table9.C"/>
        <table:table-row>
          <table:table-cell table:style-name="Table9.A1" office:value-type="string">
            <text:p text:style-name="P33">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1164570954" text:style-name="L12">
              <text:list-header>
                <text:p text:style-name="P81"><text:span text:style-name="Code_20__28_inline_29_">• sendmail</text:span> – to use the sendmail binary</text:p>
                <text:p text:style-name="P81"><text:span text:style-name="Code_20__28_inline_29_">• smtp</text:span> – to use the SMTP protocol</text:p>
              </text:list-header>
            </text:list>
          </table:table-cell>
        </table:table-row>
        <table:table-row>
          <table:table-cell table:style-name="Table9.A2" office:value-type="string">
            <text:p text:style-name="P33">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3">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ext:soft-page-break/>
        <table:table-row>
          <table:table-cell table:style-name="Table9.A2" office:value-type="string">
            <text:p text:style-name="P33">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3">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8">• YES</text:p>
                <text:p text:style-name="P78">• NO</text:p>
                <text:p text:style-name="P78">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text:p>
      <text:p text:style-name="Standard">The following table describes the <text:span text:style-name="T30">related </text:span>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3">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3">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1">For example :</text:span><text:span text:style-name="T8"> </text:span><text:span text:style-name="Code_20__28_inline_29_">INBOX/Sent</text:span></text:p>
          </table:table-cell>
        </table:table-row>
        <table:table-row>
          <table:table-cell table:style-name="Table10.A1" office:value-type="string">
            <text:p text:style-name="P33">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3">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70">•<text:span text:style-name="Code_20__28_inline_29_"> imaps:</text:span><text:span text:style-name="Code_20__28_inline_29_"><text:span text:style-name="T22">//localhost:993</text:span></text:span></text:p>
                <text:p text:style-name="P70"><text:span text:style-name="T17">•</text:span><text:span text:style-name="Code_20__28_inline_29_"> </text:span><text:span text:style-name="Code_20__28_inline_29_"><text:span text:style-name="T22">imaps:</text:span></text:span><text:span text:style-name="Code_20__28_inline_29_">//localhost:143/?tls=YES</text:span></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593243473" text:continue-numbering="true" text:style-name="L10">
              <text:list-header>
                <text:p text:style-name="P70"><text:soft-page-break/>•<text:span text:style-name="Code_20__28_inline_29_"> sie</text:span><text:span text:style-name="Code_20__28_inline_29_"><text:span text:style-name="T22">ve://localhost</text:span></text:span></text:p>
                <text:p text:style-name="P70"><text:span text:style-name="T17">•</text:span><text:span text:style-name="Code_20__28_inline_29_"> </text:span><text:span text:style-name="Code_20__28_inline_29_"><text:span text:style-name="T22">sieve://localhost:2000</text:span></text:span></text:p>
                <text:p text:style-name="P70"><text:span text:style-name="T17">•</text:span><text:span text:style-name="Code_20__28_inline_29_"> </text:span><text:span text:style-name="Code_20__28_inline_29_"><text:span text:style-name="T22">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3">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374470763" text:continue-numbering="true" text:style-name="L10">
              <text:list-header>
                <text:p text:style-name="P78">• YES</text:p>
                <text:p text:style-name="P78">• NO</text:p>
                <text:p text:style-name="P82">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IMAPAclStyle</text:p>
          </table:table-cell>
          <table:table-cell table:style-name="Table10.C13" office:value-type="string">
            <text:list xml:id="list2101021104" text:continue-list="list1031663601" text:style-name="L12">
              <text:list-header>
                <text:p text:style-name="P81">Parameter used to specify which RFC the IMAP server implements with respect to ACLs. Possible values are :</text:p>
              </text:list-header>
            </text:list>
            <text:list xml:id="list1286080380" text:continue-list="list374470763" text:style-name="L10">
              <text:list-header>
                <text:p text:style-name="P70">•<text:span text:style-name="Code_20__28_inline_29_"> </text:span><text:span text:style-name="Code_20__28_inline_29_"><text:span text:style-name="T22">rfc2086</text:span></text:span></text:p>
                <text:p text:style-name="P70"><text:span text:style-name="T17">•</text:span><text:span text:style-name="Code_20__28_inline_29_"> </text:span><text:span text:style-name="Code_20__28_inline_29_"><text:span text:style-name="T22">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3">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1228032678" text:continue-list="list1025629256" text:style-name="L10">
              <text:list-header>
                <text:p text:style-name="P78">• YES</text:p>
                <text:p text:style-name="P78">• NO</text:p>
                <text:p text:style-name="P78">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577880902" text:continue-numbering="true" text:style-name="L10">
              <text:list-header>
                <text:p text:style-name="P78">• YES</text:p>
                <text:p text:style-name="P78">• NO</text:p>
                <text:p text:style-name="P78">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3">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3">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3">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3">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3">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2021261253" text:continue-numbering="true" text:style-name="L10">
              <text:list-header>
                <text:p text:style-name="P70">•<text:span text:style-name="Code_20__28_inline_29_"> Cal</text:span><text:span text:style-name="Code_20__28_inline_29_"><text:span text:style-name="T22">endar</text:span></text:span></text:p>
                <text:p text:style-name="P70"><text:span text:style-name="T22">•</text:span><text:span text:style-name="Code_20__28_inline_29_"><text:span text:style-name="T22"> Mail</text:span></text:span></text:p>
                <text:p text:style-name="P70"><text:span text:style-name="T22">•</text:span><text:span text:style-name="Code_20__28_inline_29_"><text:span text:style-name="T22">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5">S</text:p>
          </table:table-cell>
          <table:table-cell table:style-name="Table11.B37" office:value-type="string">
            <text:p text:style-name="P41">SOGoFaviconRelativeURL</text:p>
          </table:table-cell>
          <table:table-cell table:style-name="Table11.C37" office:value-type="string">
            <text:p text:style-name="Table_20_Contents"><text:span text:style-name="T16">Parameter used to specify the relative </text:span><text:span text:style-name="T16">URL of the site favion.<text:line-break/></text:span><text:span text:style-name="T16">When unset, defaults to the file </text:span><text:span text:style-name="Code_20__28_inline_29_"><text:span text:style-name="T16">sogo.ico</text:span></text:span><text:span text:style-name="T16"> under </text:span><text:span text:style-name="T16">the default web resources directory.</text:span></text:p>
          </table:table-cell>
        </table:table-row>
        <table:table-row table:style-name="Table11.4">
          <table:table-cell table:style-name="Table11.A4" office:value-type="string">
            <text:p text:style-name="P35">S</text:p>
          </table:table-cell>
          <table:table-cell table:style-name="Table11.B4" office:value-type="string">
            <text:p text:style-name="P41">SOGoZipPath</text:p>
          </table:table-cell>
          <table:table-cell table:style-name="Table11.C4" office:value-type="string">
            <text:p text:style-name="Table_20_Contents"><text:span text:style-name="T16">Parameter used to specify the path of the zip binary used to archive messages. Defaults to </text:span><text:span text:style-name="Code_20__28_inline_29_"><text:span text:style-name="T16">/usr/bin/zip w</text:span></text:span><text:span text:style-name="T16">hen unset.</text:span></text:p>
          </table:table-cell>
        </table:table-row>
        <table:table-row table:style-name="Table11.4">
          <table:table-cell table:style-name="Table11.A5" office:value-type="string">
            <text:p text:style-name="P33">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3">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3">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3">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3">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3">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3">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792060351" text:continue-list="list2101021104" text:style-name="L12">
              <text:list-header>
                <text:p text:style-name="P81">•<text:span text:style-name="Code_20__28_inline_29_"> 1</text:span></text:p>
                <text:p text:style-name="P81">•<text:span text:style-name="Code_20__28_inline_29_"> 2</text:span></text:p>
                <text:p text:style-name="P81">•<text:span text:style-name="Code_20__28_inline_29_"> 5</text:span></text:p>
                <text:p text:style-name="P81">•<text:span text:style-name="Code_20__28_inline_29_"> 10</text:span></text:p>
                <text:p text:style-name="P81">•<text:span text:style-name="Code_20__28_inline_29_"> 20</text:span></text:p>
                <text:p text:style-name="P81">•<text:span text:style-name="Code_20__28_inline_29_"> 30</text:span></text:p>
                <text:p text:style-name="P81">•<text:span text:style-name="Code_20__28_inline_29_"> 60</text:span></text:p>
                <text:p text:style-name="P81">Defaults to the list above when unset.</text:p>
              </text:list-header>
            </text:list>
          </table:table-cell>
        </table:table-row>
        <table:table-row>
          <table:table-cell table:style-name="Table11.A2" office:value-type="string">
            <text:p text:style-name="P33">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405184577" text:continue-numbering="true" text:style-name="L12">
              <text:list-header>
                <text:p text:style-name="P81">•<text:span text:style-name="Code_20__28_inline_29_"> manually</text:span></text:p>
                <text:p text:style-name="P81">•<text:span text:style-name="Code_20__28_inline_29_"> every_minute</text:span></text:p>
                <text:p text:style-name="P81">•<text:span text:style-name="Code_20__28_inline_29_"> every_2_minutes</text:span></text:p>
                <text:p text:style-name="P81">•<text:span text:style-name="Code_20__28_inline_29_"> every_5_minutes</text:span></text:p>
                <text:p text:style-name="P81">•<text:span text:style-name="Code_20__28_inline_29_"> every_10_minutes</text:span></text:p>
                <text:p text:style-name="P81">•<text:span text:style-name="Code_20__28_inline_29_"> every_20_minutes</text:span></text:p>
                <text:p text:style-name="P81">•<text:span text:style-name="Code_20__28_inline_29_"> every_30_minutes</text:span></text:p>
                <text:p text:style-name="P8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3">D</text:p>
          </table:table-cell>
          <table:table-cell table:style-name="Table11.B37" office:value-type="string">
            <text:p text:style-name="P42">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3">U</text:p>
          </table:table-cell>
          <table:table-cell table:style-name="Table11.B37" office:value-type="string">
            <text:p text:style-name="P42">SOGoDefaultCalendar</text:p>
          </table:table-cell>
          <table:table-cell table:style-name="Table11.C37" office:value-type="string">
            <text:p text:style-name="Table_20_Contents">Parameter used to specify which calendar is used when creating an event or a task. Possible values are :</text:p>
            <text:list xml:id="list764534075" text:continue-numbering="true" text:style-name="L12">
              <text:list-header>
                <text:p text:style-name="P71">•<text:span text:style-name="Code_20__28_inline_29_"> s</text:span><text:span text:style-name="Code_20__28_inline_29_"><text:span text:style-name="T22">elected</text:span></text:span></text:p>
                <text:p text:style-name="P71"><text:soft-page-break/><text:span text:style-name="T22">•</text:span><text:span text:style-name="Code_20__28_inline_29_"><text:span text:style-name="T22"> personal</text:span></text:span></text:p>
                <text:p text:style-name="P71"><text:span text:style-name="T22">•</text:span><text:span text:style-name="Code_20__28_inline_29_"><text:span text:style-name="T22">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3">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3">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3">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3">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627531597" text:continue-numbering="true" text:style-name="L12">
              <text:list-header>
                <text:p text:style-name="P71">•<text:span text:style-name="Code_20__28_inline_29_"> Jan</text:span><text:span text:style-name="Code_20__28_inline_29_"><text:span text:style-name="T22">uary1</text:span></text:span></text:p>
                <text:p text:style-name="P71"><text:span text:style-name="T22">•</text:span><text:span text:style-name="Code_20__28_inline_29_"><text:span text:style-name="T22"> First4DayWeek</text:span></text:span></text:p>
                <text:p text:style-name="P71"><text:span text:style-name="T22">•</text:span><text:span text:style-name="Code_20__28_inline_29_"><text:span text:style-name="T22">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3">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3">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3">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3">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3">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3">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3">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3">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922332013" text:continue-numbering="true" text:style-name="L12">
              <text:list-header>
                <text:p text:style-name="P71">•<text:span text:style-name="Code_20__28_inline_29_"> inl</text:span><text:span text:style-name="Code_20__28_inline_29_"><text:span text:style-name="T22">ine</text:span></text:span></text:p>
                <text:p text:style-name="P71"><text:span text:style-name="T22">•</text:span><text:span text:style-name="Code_20__28_inline_29_"><text:span text:style-name="T22">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3">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3">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3">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240666449" text:continue-numbering="true" text:style-name="L12">
              <text:list-header>
                <text:p text:style-name="P71">•<text:span text:style-name="Code_20__28_inline_29_"> a</text:span><text:span text:style-name="Code_20__28_inline_29_"><text:span text:style-name="T22">bove</text:span></text:span></text:p>
                <text:p text:style-name="P71"><text:span text:style-name="T22">•</text:span><text:span text:style-name="Code_20__28_inline_29_"><text:span text:style-name="T22">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3">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3">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667294115" text:continue-numbering="true" text:style-name="L12">
              <text:list-header>
                <text:p text:style-name="P71">•<text:span text:style-name="Code_20__28_inline_29_"> abov</text:span><text:span text:style-name="Code_20__28_inline_29_"><text:span text:style-name="T22">e</text:span></text:span></text:p>
                <text:p text:style-name="P71"><text:span text:style-name="T22">•</text:span><text:span text:style-name="Code_20__28_inline_29_"><text:span text:style-name="T22">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3">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96074175" text:continue-numbering="true" text:style-name="L12">
              <text:list-header>
                <text:p text:style-name="P71">•<text:span text:style-name="Code_20__28_inline_29_"> te</text:span><text:span text:style-name="Code_20__28_inline_29_"><text:span text:style-name="T22">xt</text:span></text:span></text:p>
                <text:p text:style-name="P71"><text:span text:style-name="T22">•</text:span><text:span text:style-name="Code_20__28_inline_29_"><text:span text:style-name="T22">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3">S</text:p>
          </table:table-cell>
          <table:table-cell table:style-name="Table11.B37" office:value-type="string">
            <text:p text:style-name="P5">SOGoEnableEMailAlarms<text:soft-page-break/></text:p>
          </table:table-cell>
          <table:table-cell table:style-name="Table11.C37"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8">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3">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3">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3">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3">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8">The complete SOGo configuration fil<text:span text:style-name="T32">e</text:span> <text:span text:style-name="Code_20__28_inline_29_">/</text:span><text:span text:style-name="Code_20__28_inline_29_"><text:span text:style-name="T31">etc/sogo/sogo.conf</text:span></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P24"><text:s text:c="4"/>OCSSessionsFolderURL =<text:line-break/> <text:s text:c="7"/>"postgresql://sogo:sogo@localhost:5432/sogo/sogo_sessions_folder";</text:p>
      <text:p text:style-name="P24"><text:s text:c="4"/>SOGoAppointmentSendEMailNotifications = YES;</text:p>
      <text:p text:style-name="P24"><text:s text:c="4"/>SOGoCalendarDefaultRoles = (</text:p>
      <text:p text:style-name="P24"><text:s text:c="8"/>PublicViewer,</text:p>
      <text:p text:style-name="P24"><text:s text:c="8"/>ConfidentialDAndTViewer</text:p>
      <text:p text:style-name="P24"><text:s text:c="4"/>);</text:p>
      <text:p text:style-name="P24"><text:s text:c="4"/>SOGoLanguage = English;</text:p>
      <text:p text:style-name="P24"><text:s text:c="4"/>SOGoMailDomain = acme.com;</text:p>
      <text:p text:style-name="P24"><text:s text:c="4"/>SOGoDraftsFolderName = Drafts;</text:p>
      <text:p text:style-name="P24"><text:s text:c="4"/>SOGoIMAPServer = localhost;</text:p>
      <text:p text:style-name="P24"><text:s text:c="4"/>SOGoUserSources = (</text:p>
      <text:p text:style-name="P24"><text:s text:c="8"/>{</text:p>
      <text:p text:style-name="P24"><text:s text:c="12"/>type = ldap;</text:p>
      <text:p text:style-name="P24"><text:s text:c="12"/>CNFieldName = cn;</text:p>
      <text:p text:style-name="P24"><text:s text:c="12"/>IDFieldName = uid;</text:p>
      <text:p text:style-name="P24"><text:s text:c="12"/>UIDFieldName = uid;</text:p>
      <text:p text:style-name="P24"><text:s text:c="12"/>baseDN = "ou=users,dc=acme,dc=com";</text:p>
      <text:p text:style-name="P24"><text:s text:c="12"/>bindDN = "uid=sogo,ou=users,dc=acme,dc=com";</text:p>
      <text:p text:style-name="P24"><text:s text:c="12"/>bindPassword = qwerty;</text:p>
      <text:p text:style-name="P24"><text:s text:c="12"/>canAuthenticate = YES;</text:p>
      <text:p text:style-name="P24"><text:s text:c="12"/>displayName = "Shared Addresses";</text:p>
      <text:p text:style-name="P24"><text:s text:c="12"/>hostname = localhost;</text:p>
      <text:p text:style-name="P24"><text:s text:c="12"/>id = public;</text:p>
      <text:p text:style-name="P24"><text:s text:c="12"/>isAddressBook = YES;</text:p>
      <text:p text:style-name="P24"><text:s text:c="12"/>port = 389;</text:p>
      <text:p text:style-name="P24"><text:s text:c="8"/>}</text:p>
      <text:p text:style-name="P24"><text:s text:c="4"/>);</text:p>
      <text:p text:style-name="P24"><text:s text:c="4"/>SOGoMailingMechanism = smtp;</text:p>
      <text:p text:style-name="P24"><text:s text:c="4"/>SOGoSMTPServer = 127.0.0.1;</text:p>
      <text:p text:style-name="P24"><text:s text:c="4"/>SOGoSentFolderName = Sent;</text:p>
      <text:p text:style-name="P24"><text:s text:c="4"/>SOGoTimeZone = America/Montreal;</text:p>
      <text:p text:style-name="P24"><text:s text:c="4"/>SOGoTrashFolderName = Trash;</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P24"><text:s text:c="4"/>SOGoProfileURL =<text:line-break/> <text:s text:c="7"/>"postgresql://sogo:sogo@localhost:5432/sogo/sogo_user_profile";</text:p>
      <text:p text:style-name="P24"><text:s text:c="4"/>OCSFolderInfoURL =<text:line-break/> <text:s text:c="7"/>"postgresql://sogo:sogo@localhost:5432/sogo/sogo_folder_info";</text:p>
      <text:p text:style-name="P25"><text:s text:c="4"/>OCSSessionsFolderURL =<text:line-break/> <text:s text:c="7"/>"postgresql://sogo:sogo@localhost:5432/sogo/sogo_sessions_folder";</text:p>
      <text:p text:style-name="P24"><text:s text:c="4"/>SOGoAppointmentSendEMailNotifications = YES;</text:p>
      <text:p text:style-name="P24"><text:s text:c="4"/>SOGoCalendarDefaultRoles = (</text:p>
      <text:p text:style-name="P24"><text:s text:c="8"/>PublicViewer,</text:p>
      <text:p text:style-name="P24"><text:s text:c="8"/>ConfidentialDAndTViewer</text:p>
      <text:p text:style-name="P24"><text:s text:c="4"/>);</text:p>
      <text:p text:style-name="P24"><text:s text:c="4"/>SOGoLanguage = English;</text:p>
      <text:p text:style-name="P24"><text:s text:c="4"/>SOGoMailingMechanism = smtp;</text:p>
      <text:p text:style-name="P24"><text:s text:c="4"/>SOGoSMTPServer = 127.0.0.1;</text:p>
      <text:p text:style-name="P24"><text:s text:c="4"/>SOGoSentFolderName = Sent;</text:p>
      <text:p text:style-name="P24"><text:s text:c="4"/>SOGoTimeZone = America/Montreal;</text:p>
      <text:p text:style-name="P24"><text:s text:c="4"/>SOGoTrashFolderName = Trash;</text:p>
      <text:p text:style-name="P24"><text:s text:c="4"/>SOGoIMAPServer = localhost;</text:p>
      <text:p text:style-name="P24"><text:s text:c="4"/>domains = {</text:p>
      <text:p text:style-name="P24"><text:s text:c="8"/>acme = {</text:p>
      <text:p text:style-name="P24"><text:s text:c="12"/>SOGoMailDomain = acme.com;</text:p>
      <text:p text:style-name="P24"><text:s text:c="12"/>SOGoDraftsFolderName = Drafts;</text:p>
      <text:p text:style-name="P24"><text:s text:c="12"/>SOGoUserSources = (</text:p>
      <text:p text:style-name="P24"><text:s text:c="16"/>{</text:p>
      <text:p text:style-name="P24"><text:s text:c="20"/>type = ldap;</text:p>
      <text:p text:style-name="P24"><text:s text:c="20"/>CNFieldName = cn;</text:p>
      <text:p text:style-name="P24"><text:s text:c="20"/>IDFieldName = uid;</text:p>
      <text:p text:style-name="P24"><text:s text:c="20"/>UIDFieldName = uid;</text:p>
      <text:p text:style-name="P24"><text:s text:c="20"/>baseDN = "ou=users,dc=acme,dc=com";</text:p>
      <text:p text:style-name="P24"><text:s text:c="20"/>bindDN = "uid=sogo,ou=users,dc=acme,dc=com";</text:p>
      <text:p text:style-name="P24"><text:s text:c="20"/>bindPassword = qwerty;</text:p>
      <text:p text:style-name="P24"><text:s text:c="20"/>canAuthenticate = YES;</text:p>
      <text:p text:style-name="P24"><text:s text:c="20"/>displayName = "Shared Addresses";</text:p>
      <text:p text:style-name="P24"><text:s text:c="20"/>hostname = localhost;</text:p>
      <text:p text:style-name="P24"><text:s text:c="20"/>id = public_acme;</text:p>
      <text:p text:style-name="P24"><text:s text:c="20"/>isAddressBook = YES;</text:p>
      <text:p text:style-name="P24"><text:s text:c="20"/>port = 389;</text:p>
      <text:p text:style-name="P24"><text:s text:c="16"/>}</text:p>
      <text:p text:style-name="P24"><text:s text:c="12"/>);</text:p>
      <text:p text:style-name="P24"><text:s text:c="8"/>};</text:p>
      <text:p text:style-name="P24"><text:s text:c="8"/>coyote = {</text:p>
      <text:p text:style-name="P25"><text:s text:c="12"/>SOGoMailDomain = coyote.com;</text:p>
      <text:p text:style-name="P25"><text:s text:c="12"/>SOGoIMAPServer = imap.coyote.com;</text:p>
      <text:p text:style-name="P25"><text:s text:c="12"/>SOGoUserSources = (</text:p>
      <text:p text:style-name="P25"><text:s text:c="16"/>{</text:p>
      <text:p text:style-name="P25"><text:s text:c="20"/>type = ldap;</text:p>
      <text:p text:style-name="P25"><text:s text:c="20"/>CNFieldName = cn;</text:p>
      <text:p text:style-name="P25"><text:s text:c="20"/>IDFieldName = uid;</text:p>
      <text:p text:style-name="P25"><text:s text:c="20"/>UIDFieldName = uid;</text:p>
      <text:p text:style-name="P25"><text:s text:c="20"/>baseDN = "ou=users,dc=coyote,dc=com";</text:p>
      <text:p text:style-name="P25"><text:s text:c="20"/>bindDN = "uid=sogo,ou=users,dc=coyote,dc=com";</text:p>
      <text:p text:style-name="P25"><text:soft-page-break/><text:s text:c="20"/>bindPassword = qwerty;</text:p>
      <text:p text:style-name="P25"><text:s text:c="20"/>canAuthenticate = YES;</text:p>
      <text:p text:style-name="P25"><text:s text:c="20"/>displayName = "Shared Addresses";</text:p>
      <text:p text:style-name="P25"><text:s text:c="20"/>hostname = localhost;</text:p>
      <text:p text:style-name="P25"><text:s text:c="20"/>id = public_coyote;</text:p>
      <text:p text:style-name="P25"><text:s text:c="20"/>isAddressBook = YES;</text:p>
      <text:p text:style-name="P25"><text:s text:c="20"/>port = 389;</text:p>
      <text:p text:style-name="P25"><text:s text:c="16"/>}</text:p>
      <text:p text:style-name="P25"><text:s text:c="12"/>);</text:p>
      <text:p text:style-name="P25"><text:s text:c="8"/>};</text:p>
      <text:p text:style-name="P25"><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3">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3">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3">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6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61" text:outline-level="2"><text:span text:style-name="T15">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5">cronjob</text:span> that will run under the “sogo” user. This <text:span text:style-name="T15">cronjob</text:span> should be run every minute.</text:p>
      <text:p text:style-name="Standard"><text:span text:style-name="T18">A commented out e</text:span>xample should have been installed in <text:span text:style-name="Code_20__28_inline_29_">/etc/cron.d/sogo</text:span>, to enable it, simply uncomment it.</text:p>
      <text:p text:style-name="P14">As a reference, the <text:span text:style-name="T15">cronjob</text:span> should de defined like this::</text:p>
      <text:p text:style-name="Code">* * * * * <text:s text:c="6"/>/usr/sbin/sogo-ealarms-notify</text:p>
      <text:p text:style-name="Code"/>
      <text:h text:style-name="Heading_20_2" text:outline-level="2"><text:span text:style-name="T15">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61"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6"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7">&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60" text:outline-level="2"/>
      <text:h text:style-name="P61"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6"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text:span text:style-name="T33">5</text:span></text:p>
          </table:table-cell>
        </table:table-row>
        <table:table-row>
          <table:table-cell table:style-name="Table13.A2" office:value-type="string">
            <text:p text:style-name="P50">The configuration is now stored in /etc/sogo/sogo.conf. Perform the following commands as root to migrate your previous user defaults:</text:p>
            <text:p text:style-name="P51"/>
            <text:p text:style-name="P48"><text:span text:style-name="Code_20__28_inline_29_">install -d -m 750 -o sogo -g sogo /etc/sogo</text:span></text:p>
            <text:p text:style-name="P49"><text:span text:style-name="Code_20__28_inline_29_"><text:span text:style-name="T33">sudo -u sogo sogo-tool dump-defaults &gt; /etc/sogo/sogo.conf</text:span></text:span></text:p>
            <text:p text:style-name="P49"><text:span text:style-name="Code_20__28_inline_29_"><text:span text:style-name="T33">chown root:sogo /etc/sogo/sogo.conf</text:span></text:span></text:p>
            <text:p text:style-name="P49"><text:span text:style-name="Code_20__28_inline_29_"><text:span text:style-name="T33">chmod 640 /etc/sogo/sogo.conf</text:span></text:span></text:p>
            <text:p text:style-name="P49"><text:span text:style-name="Code_20__28_inline_29_"><text:span text:style-name="T33">sudo -u sogo mv ~/GNUstep/Defaults/.GNUstepDefaults \<text:line-break/> <text:s text:c="3"/>~/GNUstep/Defaults/GNUstepDefaults.old</text:span></text:span></text:p>
            <text:p text:style-name="P48"><text:span text:style-name="Code_20__28_inline_29_"/></text:p>
          </table:table-cell>
        </table:table-row>
        <table:table-row>
          <table:table-cell table:style-name="Table13.A3" office:value-type="string">
            <text:p text:style-name="P59">2.0.4</text:p>
          </table:table-cell>
        </table:table-row>
        <table:table-row table:style-name="Table13.4">
          <table:table-cell table:style-name="Table13.A4" office:value-type="string">
            <text:p text:style-name="P32">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0"/>
            <text:p text:style-name="P30">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2">Run the shell script <text:span text:style-name="Code_20__28_inline_29_">sql-update-1.3.16_to_1.3.17.sh</text:span> or <text:span text:style-name="Code_20__28_inline_29_">sql-update-1.3.16_to_1.3.17-mysql.sh</text:span> (if you use MySQL).</text:p>
            <text:p text:style-name="P30"/>
            <text:p text:style-name="P30">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3">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87" text:outline-level="1"/>
      <text:h text:style-name="P6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470</meta:editing-cycles>
    <meta:editing-duration>P11DT12H6M43S</meta:editing-duration>
    <dc:date>2013-04-11T10:12:40</dc:date>
    <meta:document-statistic meta:table-count="13" meta:image-count="4" meta:object-count="0" meta:page-count="55" meta:paragraph-count="1192" meta:word-count="10727" meta:character-count="72199" meta:non-whitespace-character-count="60912"/>
    <meta:user-defined meta:name="Info 1"/>
    <meta:user-defined meta:name="Info 2"/>
    <meta:user-defined meta:name="Info 3"/>
    <meta:user-defined meta:name="Info 4"/>
  </office:meta>
</office:document-meta>
</file>